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svg:font-family="Courier, 'Courier New'" style:font-family-generic="modern"/>
    <style:font-face style:name="Nimbus Mono L" svg:font-family="'Nimbus Mono L', 'Courier New'" style:font-family-generic="modern"/>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FTN">
      <style:paragraph-properties fo:margin-left="0.1598in" fo:margin-right="0in" fo:margin-top="0.0417in" fo:margin-bottom="0.0417in" style:line-height-at-least="0.1807in" fo:text-indent="-0.1598in" style:auto-text-indent="false"/>
    </style:style>
    <style:style style:name="P3" style:family="paragraph" style:parent-style-name="Numbering_20_1_20_Cont." style:list-style-name="L2"/>
    <style:style style:name="P4" style:family="paragraph" style:parent-style-name="Numbering_20_1_20_End" style:list-style-name="L2"/>
    <style:style style:name="P5" style:family="paragraph" style:parent-style-name="BodyNoIndent" style:list-style-name="L1"/>
    <style:style style:name="P6" style:family="paragraph" style:parent-style-name="HA" style:master-page-name="Standard">
      <style:paragraph-properties style:page-number="1"/>
    </style:style>
    <style:style style:name="P7" style:family="paragraph" style:parent-style-name="Numbering_20_1_20_Start" style:list-style-name="L2"/>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track-changes="false">
        <text:changed-region xml:id="ct494110128" text:id="ct494110128">
          <text:insertion>
            <office:change-info>
              <dc:creator>Mark Renfrow</dc:creator>
              <dc:date>2010-06-10T15:08:00</dc:date>
            </office:change-info>
          </text:insertion>
        </text:changed-region>
        <text:changed-region xml:id="ct494110224" text:id="ct494110224">
          <text:insertion>
            <office:change-info>
              <dc:creator>Mark Renfrow</dc:creator>
              <dc:date>2010-06-10T15:07:00</dc:date>
            </office:change-info>
          </text:insertion>
        </text:changed-region>
        <text:changed-region xml:id="ct494109728" text:id="ct494109728">
          <text:insertion>
            <office:change-info>
              <dc:creator>Mark Renfrow</dc:creator>
              <dc:date>2010-06-10T15:07:00</dc:date>
            </office:change-info>
          </text:insertion>
        </text:changed-region>
        <text:changed-region xml:id="ct494110320" text:id="ct494110320">
          <text:insertion>
            <office:change-info>
              <dc:creator>Mark Renfrow</dc:creator>
              <dc:date>2010-06-10T15:07:00</dc:date>
            </office:change-info>
          </text:insertion>
        </text:changed-region>
        <text:changed-region xml:id="ct494807024" text:id="ct494807024">
          <text:insertion>
            <office:change-info>
              <dc:creator>Mark Renfrow</dc:creator>
              <dc:date>2010-06-10T15:07:00</dc:date>
            </office:change-info>
          </text:insertion>
        </text:changed-region>
        <text:changed-region xml:id="ct494110416" text:id="ct494110416">
          <text:insertion>
            <office:change-info>
              <dc:creator>Mark Renfrow</dc:creator>
              <dc:date>2010-06-10T15:07:00</dc:date>
            </office:change-info>
          </text:insertion>
        </text:changed-region>
        <text:changed-region xml:id="ct494807168" text:id="ct494807168">
          <text:insertion>
            <office:change-info>
              <dc:creator>Mark Renfrow</dc:creator>
              <dc:date>2010-06-10T15:07:00</dc:date>
            </office:change-info>
          </text:insertion>
        </text:changed-region>
        <text:changed-region xml:id="ct494807296" text:id="ct494807296">
          <text:insertion>
            <office:change-info>
              <dc:creator>Mark Renfrow</dc:creator>
              <dc:date>2010-06-10T15:07:00</dc:date>
            </office:change-info>
          </text:insertion>
        </text:changed-region>
        <text:changed-region xml:id="ct494807424" text:id="ct494807424">
          <text:insertion>
            <office:change-info>
              <dc:creator>Mark Renfrow</dc:creator>
              <dc:date>2010-06-10T15:07:00</dc:date>
            </office:change-info>
          </text:insertion>
        </text:changed-region>
        <text:changed-region xml:id="ct494110512" text:id="ct494110512">
          <text:insertion>
            <office:change-info>
              <dc:creator>Mark Renfrow</dc:creator>
              <dc:date>2010-06-10T15:07:00</dc:date>
            </office:change-info>
          </text:insertion>
        </text:changed-region>
        <text:changed-region xml:id="ct494807600" text:id="ct494807600">
          <text:insertion>
            <office:change-info>
              <dc:creator>Mark Renfrow</dc:creator>
              <dc:date>2010-06-10T15:07:00</dc:date>
            </office:change-info>
          </text:insertion>
        </text:changed-region>
        <text:changed-region xml:id="ct494110608" text:id="ct494110608">
          <text:insertion>
            <office:change-info>
              <dc:creator>Mark Renfrow</dc:creator>
              <dc:date>2010-06-10T15:07:00</dc:date>
            </office:change-info>
          </text:insertion>
        </text:changed-region>
        <text:changed-region xml:id="ct494807760" text:id="ct494807760">
          <text:insertion>
            <office:change-info>
              <dc:creator>Mark Renfrow</dc:creator>
              <dc:date>2010-06-10T15:07:00</dc:date>
            </office:change-info>
          </text:insertion>
        </text:changed-region>
        <text:changed-region xml:id="ct494111504" text:id="ct494111504">
          <text:insertion>
            <office:change-info>
              <dc:creator>Russ Olsen</dc:creator>
              <dc:date>2010-07-28T19:26:00</dc:date>
            </office:change-info>
          </text:insertion>
        </text:changed-region>
        <text:changed-region xml:id="ct494112304" text:id="ct494112304">
          <text:insertion>
            <office:change-info>
              <dc:creator>Russ Olsen</dc:creator>
              <dc:date>2010-07-28T19:26:00</dc:date>
            </office:change-info>
          </text:insertion>
        </text:changed-region>
        <text:changed-region xml:id="ct494113040" text:id="ct494113040">
          <text:insertion>
            <office:change-info>
              <dc:creator>Russ Olsen</dc:creator>
              <dc:date>2010-07-28T19:26:00</dc:date>
            </office:change-info>
          </text:insertion>
        </text:changed-region>
        <text:changed-region xml:id="ct494310096" text:id="ct494310096">
          <text:insertion>
            <office:change-info>
              <dc:creator>Russ Olsen</dc:creator>
              <dc:date>2010-07-28T19:26:00</dc:date>
            </office:change-info>
          </text:insertion>
        </text:changed-region>
        <text:changed-region xml:id="ct494170272" text:id="ct494170272">
          <text:format-change>
            <office:change-info>
              <dc:creator>Russ Olsen</dc:creator>
              <dc:date>2010-07-28T19:27:00</dc:date>
            </office:change-info>
          </text:format-change>
        </text:changed-region>
        <text:changed-region xml:id="ct494171008" text:id="ct494171008">
          <text:format-change>
            <office:change-info>
              <dc:creator>Russ Olsen</dc:creator>
              <dc:date>2010-07-28T19:27:00</dc:date>
            </office:change-info>
          </text:format-change>
        </text:changed-region>
        <text:changed-region xml:id="ct494171744" text:id="ct494171744">
          <text:format-change>
            <office:change-info>
              <dc:creator>Russ Olsen</dc:creator>
              <dc:date>2010-07-28T19:27:00</dc:date>
            </office:change-info>
          </text:format-change>
        </text:changed-region>
        <text:changed-region xml:id="ct494172480" text:id="ct494172480">
          <text:format-change>
            <office:change-info>
              <dc:creator>Russ Olsen</dc:creator>
              <dc:date>2010-07-28T19:27: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aaaaaa a</text:p>
      <text:p text:style-name="HB">aaa aaaaaaa aaaa<text:change-start text:change-id="ct494110128"/> <text:change-end text:change-id="ct494110128"/>aaaaa aaa aaaaaaaaa</text:p>
      <text:p text:style-name="HB"><text:change-start text:change-id="ct494110224"/>???<text:change-end text:change-id="ct494110224"/>aaaaaa<text:change-start text:change-id="ct494109728"/>: <text:change-end text:change-id="ct494109728"/>aaaaa<text:change-start text:change-id="ct494110320"/> <text:change-end text:change-id="ct494110320"/>aaaaaa<text:change-start text:change-id="ct494807024"/> <text:change-end text:change-id="ct494807024"/>aa<text:change-start text:change-id="ct494110416"/> <text:change-end text:change-id="ct494110416"/>a<text:change-start text:change-id="ct494807168"/> “<text:change-end text:change-id="ct494807168"/>aaaa<text:change-start text:change-id="ct494807296"/>” <text:change-end text:change-id="ct494807296"/>aa<text:change-start text:change-id="ct494807424"/> <text:change-end text:change-id="ct494807424"/>aaa<text:change-start text:change-id="ct494110512"/> <text:change-end text:change-id="ct494110512"/>aaaaa<text:change-start text:change-id="ct494807600"/>, <text:change-end text:change-id="ct494807600"/>aaaaaaa<text:change-start text:change-id="ct494110608"/>? <text:change-end text:change-id="ct494110608"/>aaaaaa<text:change-start text:change-id="ct494807760"/>, <text:change-end text:change-id="ct494807760"/>aaa</text:p>
      <text:p text:style-name="BodyNoIndent">a aaaa aa aaaaa aaaa a aaaa aa aa a aaa aaaaaaaaaaaaaaa aaaaa aaa aaaaaaaaaaaa aaaa a aaaa aaaa: <text:s/>a aaaa aaa’a aaaa aaa aaaaa aa aaa aaaaa aaaaaaa aaaaa aa aaaaaaaa aa aaaaaaa aaaaa, aaaa aaaa aaa aaa aaaaaaaaaaa - aaaaaaaa aaaaaaaa, aaaaaaaaa aaa. <text:span text:style-name="T2">aaaa</text:span><text:change-start text:change-id="ct494111504"/><text:span text:style-name="T2"> </text:span><text:change-end text:change-id="ct494111504"/><text:span text:style-name="T2">aaaa</text:span><text:change-start text:change-id="ct494112304"/><text:span text:style-name="T2"> </text:span><text:change-end text:change-id="ct494112304"/><text:span text:style-name="T2">aaaa</text:span><text:change-start text:change-id="ct494113040"/><text:span text:style-name="T2"> </text:span><text:change-end text:change-id="ct494113040"/>aaaaa aa aa aaaaaa a aaaaa aaaaaaa <text:s/>aaaaaaa aa a aaaaaaa aaa aaaaa - aaaaaaa aa aaaaaaaa a aaaa aaaa, aaa aaaaaa aaaa aaa aaa a aaaaaaaa aaa aaaaa aaaa aa aaaa aaaa aaaa aa. aaaaa aa a aaa aaaa aaaaaa aaaaa aa aaa -&gt; aaaaaaaa aa aaa a aaaaaaaaaaa aaaaaaaa (aa aaaaaaaaaaaa aaaaaaaa) aa<text:span text:style-name="T1">aaaaaa</text:span><text:change-start text:change-id="ct494310096"/><text:span text:style-name="T1"> </text:span><text:change-end text:change-id="ct494310096"/><text:span text:style-name="T1">aaaa</text:span> aa aaaaa aa aaaaaa: </text:p>
      <text:list xml:id="list1197324081" text:style-name="L1">
        <text:list-item>
          <text:p text:style-name="P5">AAAAAA</text:p>
        </text:list-item>
        <text:list-item>
          <text:p text:style-name="P5">BBBB</text:p>
        </text:list-item>
        <text:list-item>
          <text:p text:style-name="P5">CCC</text:p>
        </text:list-item>
      </text:list>
      <text:p text:style-name="BodyNoIndent">aaaa aaaa aaaaaaaa, aaaa aaaaaaa aa aaaa aaaa. aaaaa aaaa, aaa aaaaa aaaa aaaaa aaa aaaaa aaaa aaaaaa aaaaaa aaaaa aa aaaaa aa aaa aaaa aaaaaaa aaa aaaa aaa aaaaaa aaaa aa a aaaaaaaa aaa aaaaaaaa aaa. aaa <text:span text:style-name="CD1">aaa</text:span><text:change-start text:change-id="ct494170272"/><text:span text:style-name="CD1"> </text:span><text:change-end text:change-id="ct494170272"/><text:span text:style-name="CD1">aaaa</text:span><text:change-start text:change-id="ct494171008"/><text:span text:style-name="CD1"> </text:span><text:change-end text:change-id="ct494171008"/><text:span text:style-name="CD1">aaaa</text:span><text:change-start text:change-id="ct494171744"/><text:span text:style-name="CD1"> </text:span><text:change-end text:change-id="ct494171744"/><text:span text:style-name="CD1">aa</text:span><text:change-start text:change-id="ct494172480"/><text:span text:style-name="CD1"> </text:span><text:change-end text:change-id="ct494172480"/><text:span text:style-name="CD1">aaaaaaaa</text:span> – aaaaaaa aaaaaaaa aaaa aaa aaaaaaa aaaaaaaaaaa aa aaaaa aaa aaa aaa aa aaaaaa aaaa aaaaaaaaa aaa aaaaaaaa aaaaaa aa aaaa aaaaaaaaaaa.</text:p>
      <text:p text:style-name="BodyNoIndent">Numbered:</text:p>
      <text:list xml:id="list899615401" text:style-name="L2">
        <text:list-item>
          <text:p text:style-name="P7">first</text:p>
        </text:list-item>
        <text:list-item>
          <text:p text:style-name="P3">second</text:p>
        </text:list-item>
        <text:list-item>
          <text:p text:style-name="P4">third</text:p>
        </text:list-item>
      </text:list>
      <text:p text:style-name="BodyNoIndent">aa aaa aaaaa aaaa aaaaaa a aa aaaaa aa aaa aa aaaaa aaa aaa aa aaaa aaaaaaaaa aaa aaaa aaaaaaa aaa aaaa aaaa aaaaaa aaa: aaaa aaaaaa aaa aaaaaa aaaaaaaaaaa aaaaaaaa aaaaaaaaaa aaa a aaa aaaa aa aaa aaaa aaaaaaaaaaa aaaaa. aa aaa'a aaa aaaaaaa aaa aaa aaa aaaaaaa aaa aaaa aaaaa aaaaaa aaaaa aa aaaa aaaaaa.</text:p>
      <text:p text:style-name="HC">aaa aaa aaaaa aa aaaaaaa</text:p>
      <text:p text:style-name="BodyNoIndent">aaaaaaaaa a aaaa aaa aa aaaaaaa a aaaaaaaaaaa aaaaa aa aa aaaaaa aa a aaaaaa aaaaaaaa aaaaaaa – aaa aaaaa aaa aaaa aa aaaaaaaaaaaaaa aaaaaaaaaaa aaa, aaaa aaaa aaa aaaa aa a aaa, aaaa aaaa aaa <text:soft-page-break/>aaaa aaaaa aaaa aa aaa aaaa aaaaa. aa aaaa aaaaaa, aaa'a aaaaa aaa aaaaaaaaaaa aa aaaaaaa aaaa a aaaaaa aaaaaaaaaaaaaa: <text:s/>aaaaaaa aaa aaaaaa aaaa aaaaaaa. </text:p>
      <text:p text:style-name="BodyNoIndent">aaaa aa aaa aa aaa aaaaaaa aa aa aaaaaa: aaaaa aaaaa aaa aaaaaa "<text:span text:style-name="CD1">aaa"</text:span> aaa aa'a aaaaaaa aaaaaaaa aaaaaa, <text:span text:style-name="CD1">:aaa</text:span>. aaa aaaaa aaaa aaaa aaa aa aaa aaaa aaaaa aaaaa aaa aaaaaaa aa aaaa aaaa aaaa aaa aaaaaaaaaaa aaaaa aaaaaaaaaa: a 'a', aa 'a' aaa a 'a'.</text:p>
      <text:p text:style-name="BodyNoIndent">aaaaaaa aaa aaaaaaa aaa aaaa aaaaaaaaaa aaaaaaaaaaaaaaa aa aaaa aaaa aaaa: aaaa aaaa aaaaaaaa <text:s/>aaaaaaa aa aaaa <text:span text:style-name="CD1">aaaaaaaaaaaa</text:span> aaaa, aaaaa aaaaa aaa aa aaa aaaaaaa aa aaa <text:span text:style-name="CD1">aaaaaaaaa</text:span> aaaaa:</text:p>
      <text:p text:style-name="C1">aaaa = aaaaaaaa.aaaa(:aaa)</text:p>
      <text:p text:style-name="BodyNoIndent">aaa aaaaaaaa aa aaa <text:span text:style-name="CD1">aaaa</text:span> aaaaaa aa aaaaaa a aaaa, <text:s/>aaaaa aa aaaa <text:span text:style-name="CD1">aaaa</text:span> aaaa aa aaaa aaa aa aaa aaaaaaa aa aaa <text:span text:style-name="CD1">aaaaaaaaa </text:span>aaaaa, aaa aaaa aaa aaaaa aaaaaa, aaa aaa aaaa aaa aaaa aaaaaa, aaa <text:span text:style-name="T1">aaa </text:span>aa aaaa. aaa aaaaaa aaaaa aaaa aa aaaa aaaa <text:span text:style-name="CD1">aaaaaaaa.aaaa </text:span>aaaaa'a aaaaaa aaaaaa aaaa aaaa – aa aaaaa aaaaaaa aaaa aa aa aaa aaa aaaa aaa aaaaaaaaaa, aa aaaaa aa aaaa aaa aaaa aa <text:span text:style-name="CD1">aaaaaaaaaaaa</text:span> aaa aaaaaaa aaa aaaa aa aaaa aa aaaaa aaa a aaaaaa aa aaaaaa aaaa aa aaaaaa aaa aaa aaaaaaaaa:</text:p>
      <text:p text:style-name="C1">aaaa = aaaaaaaa.aaaa('aaa')</text:p>
      <text:p text:style-name="BodyNoIndent">aa aaaaa aa aa aaaaaaaaaa aaaaaaaaaaa aa aaaaaaa: aaaaa aaaa aaa aaaa aaaa aaaaaa <text:span text:style-name="CD1">:aaa</text:span> aaaaaaaa aaa aaaa aaaaaaaaa aaaa aaaaaa <text:span text:style-name="CD1">'aaa'</text:span> aaaaa aa aaa aaaaaa a aaa aa aaaaaaaaaaa a aaaaaa aaaa a aaaaaa. aa aaa aaaa aaaa aaaa aa aaaa? </text:p>
      <text:p text:style-name="HC">aaa aaaaa a aaaaaa</text:p>
      <text:p text:style-name="BodyNoIndent">aaa aaaaaa aa aaaa aa aaaa aa aaa aaaaaaa aa aaaaaaaaaa aa aaa aaaa aaa aaa aaaaaa aaaaaaaaa aaaaaaaa: <text:s/>aaa aaaaa, aaa aaaa aaaaaaa aaa aaa aaaaaaa aa aa aaaa aaaa aaaa aaaa aa aaa aaaaaaaaaa. aaaa <text:s/>aa aaaaa <text:span text:style-name="CD1">aaaaaaaa</text:span> aaaaaaa aaaa aaa aaaaaaaa aaa aaa aaa aaaa aaaaaa aaaaa aa aaaa aaaa aaaaa aaaa aa aaaaaa aaaa, aaaaaa aaaa aaa aaaaa aa aaa aaaaaaaa, aaa aaaaaa'a aaaa aaa aaa aaaaaa aaaa.</text:p>
      <text:p text:style-name="BodyNoIndent">aaa aaaaaa aaa aaaa aa aaa aaaaaaa aa aaaaaaaaaa aa aa aaaaaaaaa aaaaaa aa aaa aaaaaaaa, aaaaaa aaaa aaaaaaa aa aaaa <text:span text:style-name="T1">aaa </text:span>aa aaa aaaaaaa aa a aaaaa. aaa aaa aaaaa aaaaa <text:span text:style-name="CD1">:aaa</text:span> aa aaa <text:s/><text:span text:style-name="CD1">aaaaaaaaaaaa</text:span> aaaaaaa aaaaa aa aaaa <text:span text:style-name="CD1">aaaaaaaaaaaa</text:span> <text:s/>aaa <text:s/>aaaaaaaaa aa aaaa aa aaaa aa - aaa aaaa aaaaa aa aaaa aaaaa aaaaaaa aa aaaaaa aaa <text:span text:style-name="CD1">:aaa</text:span> aa aaa aaaa aaaa aaa aa aaaaaa aaaaaa aaaaa aaa. aaa aaaa aaaaa aaaaa aaaaa aaaaaaaaa aaaa <text:span text:style-name="CD1">:aaa</text:span> aaa aaaa aaaa aa "aaaaaa aaa" aaaa aa aaaa aa aaaa aaaa aaaaa aa aaa aaaaaa: aaa aaa a aaa aaaa aaaaaa aa aaaaaaaaa aaaa aa <text:span text:style-name="CD1">:aaa</text:span> aaaaa aaaa aaa aaaa aaaaaa aa aaaa <text:span text:style-name="CD1">a</text:span>, aa <text:span text:style-name="CD1">-a</text:span> aa aaaa (aaaaaaa aaaaaa!) <text:span text:style-name="CD1">aaaaaa</text:span>.</text:p>
      <text:p text:style-name="BodyNoIndent">aaaaa aaa aaaa aaa aaaaaaa aa aaaaaaaaaa – aaa aaaaaaa aaaa aaaaaaaaaa aaaaa aa aaa aaa aaaa aaa aaa aaaaaaaa, aaaaaaaa, aaaaaa aaaa aaaa aa aaa aaaaa – aaaa aaaa aaaaaaaaa aaaaaaa aa aaa aaaaaaa. aa aaa aaa aaaaaaaaaa aaaa, aaa aaaa aaaa aa aaaa aaa aaaaa aaaaa aa aaaaaa aaaaaaaaaaaa aaaaa aa aaaa aaaaaaaaaa: aaa aaaaa aaaa aaa aaaaa aaa aaaaaaaaaa aa aaa aaaaaaaa aaaaa, aa aaa aaaaa aaaa aa aaa aaa aaaaaa aa aaa aa aa aaaaaaa aaaa aaaaaaa aaaaaaaaaa. aa aaa aaaaa aaaa, aa aaa aaa aaaaa aaaa aaaaaaaaaa aa aaaaa aaa aaaaaaaaa aa aaaa aaaa, aaa aaaaaaaa aaa aaa aaaa aaaaaaaaaa aa aaaaaaa aaaa aaa aaaaaa aaaaaaaaaa. aaaaaaa, aa aaaa aaaaaa aaaa aaa aaaa aaaa aa aaaa aa aaaa aaaaa aaaa aa aaa aaaaa aaaa aaaaa aaa aaaa aaa aaaa aaa aaa aaaaaaa aa <text:soft-page-break/>aaaa aaa aaaaa aaaaaa. aaaaaa, aaaa aaa aaaa aaaa aaaaaaaaaa aa aaaaa aaa aaaaaaaaa, aaa aaaaaa aaaa aa aaaa aa <text:span text:style-name="T1">aaaa</text:span> aa aaa aaaa aa <text:span text:style-name="T1">aaaa</text:span>, aaaaaaa aaa aaaaaaaa. </text:p>
      <text:p text:style-name="HC">aaaaaaaaa aa aaaaa aaa aaaaaaaaa</text:p>
      <text:p text:style-name="BodyNoIndent">aa aaa aaa aaaaaaaa aaaa aaaaaaa aaaa aaa aaaa <text:span text:style-name="CD1">aaaaaa</text:span> aaaaa aa aaaaaaaaa aaa aaa aaaa aaaaaaaaaa aaaa aa aaaaaaa aaaaa aaaaaaa aaa aaaaa aa aaaa aaaa aaa "aaaaaa aaa" aaaa - aaaaa aaa aaaa. aaaaa aa aaa'a aaa aaaaaaa aaa aaaa aaaaaaaaaa aaaaa, aaaa aaaa aaa aaaaaaa aaaaaa aaaaaaaaaaaa aaaaaaa aaaa aa aaaaaa aaaaa aa aaa aaaa aaaaaaa. aaaaaaa aa aaaa a aaaa aaaaaaa aaaaaaa aaaa aaaa aaaa aaaaa aaa aaaaa aaaaaaa. aaa aaaaaaa, aaaaa aaa aaaa aaaa aa aaa aaaaaaaa aa aaa aaaaa aaaaaa: aa a aaaaaaa <text:span text:style-name="CD1">:aaa</text:span> aaaaa aa aa aaaa, aa aa aaaaaa aaaaaaa aaa aaaa <text:span text:style-name="CD1">:aaa. </text:span>aa aa a aaaa:</text:p>
      <text:p text:style-name="CDT1">a = :aaa</text:p>
      <text:p text:style-name="CDT">a = a</text:p>
      <text:p text:style-name="CDTX">a = :aaa</text:p>
      <text:p text:style-name="BodyNoIndent">a aaaa aaaa <text:span text:style-name="CD1">a</text:span>, <text:span text:style-name="CD1">a</text:span> aaa <text:span text:style-name="CD1">a</text:span> aaa aaaaa aa aaaaaaa aaa aaaa aaaaaa. aa aaaaa aaa aaaa aaaa aaa a aaaaaa aa aaaaaaaaa aaaa aa aaaaa aa aaa aaaaaa aa aaaaa aa aaaaaaa<text:span text:style-name="Footnote_20_Reference"><text:note text:id="ftn1" text:note-class="footnote"><text:note-citation>1</text:note-citation><text:note-body><text:p text:style-name="P2">aaa aaaa aa aaaaaa aaaaaaaa, aaa aaaaaaa aa.</text:p></text:note-body></text:note></text:span>, aaa aa aaaaa'a aaaaaa: aaaaa aaaaa aaa aaaa <text:s/>aa aaaaaaa aaa aaaaaaaa aa aaa aaaaa aaaaaa, aaaa <text:span text:style-name="CD1">:aaa</text:span> aa aaaaaa aaaaa aa aaaaaa aa aaaaaa aaa aaa aaa:</text:p>
      <text:p text:style-name="CDT1"># aaaa! aaa aaaa!</text:p>
      <text:p text:style-name="CDT"/>
      <text:p text:style-name="CDT">a == a</text:p>
      <text:p text:style-name="CDT">a === a</text:p>
      <text:p text:style-name="CDT">a.aaa?(a)</text:p>
      <text:p text:style-name="CDTX">a.aaaaa?(a)</text:p>
      <text:p text:style-name="BodyNoIndent">aa aaaaaaaa, aaaaa aaaa aaa aaa "aaa", aaa aaa aaaaaa a aaaaa aaa aaaaaa. aa aa aaa aaa aaaa:</text:p>
      <text:p text:style-name="CDT1">a = "aaa"</text:p>
      <text:p text:style-name="CDTX">a = "aaa"</text:p>
      <text:p text:style-name="BodyNoIndent">aaaa aaa aaaa aaaaaaaaaaaa aaa aaaaaaaaa aaaaaa. aaaaa aaaa aaa aaaaaaa aaaaaa aa aaaaaaa aaa aaaa aaaaa aaaaaaaaaa, aaa aaa aaaaaaa aaaaa aaa aaaaa aa aaaa aaaaa aa aaa aaaa, aaa aaaa aaa aaaaaaaaaaaa aaa aaa <text:span text:style-name="T1">aaaa</text:span> aaaaaa. aaa aaaa aaaa aaaaa aaa aaaa aa aaa aaaaaaaa aa aaa aaaaa aaaaaa aaaaa aaaa aaaaaaaa aaa aa <text:span text:style-name="T1">aaaa</text:span> aaaaaa aa aaa aaaa aa <text:span text:style-name="CD1">aaaa</text:span> aaaaaa aa aaa aaaa aaaaaaaaa, aa aaaa aaaaaaa aa aaaaaaaaa aaaaaa.</text:p>
      <text:p text:style-name="HC">aaaaa aaa aaaa</text:p>
      <text:p text:style-name="BodyNoIndent"><text:soft-page-break/>aaaaaaa aaaaaa aa aaaaaaa aaaa aaaaa aaaa aaaaaa aa aaaaa aaaaaa aaaaaa aa aaaa aaaaaaa aaa aaaaaaaaa - aaaa aaa aaaaaa aaaa <text:span text:style-name="CD1">:aaa</text:span> aaaaaa, aa aaaa aa <text:span text:style-name="CD1">:aaa</text:span> aaaaa aaa aaa aa aaaa<text:span text:style-name="Footnote_20_Reference"><text:note text:id="ftn2" text:note-class="footnote"><text:note-citation>2</text:note-citation><text:note-body><text:p text:style-name="P2">aa aa aaaaa aaaaa aaaa aaaa aaaaaaaaaaa aaaaa.</text:p></text:note-body></text:note></text:span> - aaa aaaaaa, aaa aaaaaaa, aaaa aa aaaaa aaaa aa aaa aaa aaa aaaaaa 'a'. <text:s/>aaaa aaaa aaaaa aa aaaa aaa aaa aaa a aaaaaa aaaa aaaaaaaaaa aaaa aa aaaa aaa aaaaaa aaa aaaa aaaaa aaa. </text:p>
      <text:p text:style-name="BodyNoIndent">aa aaaaaaaa, aa aa aaa aa aaa aaaa aaaaaaa, aaaaaaa aaa aaaaaaa: aaa aaa aaaaaa aaaaaaaa aa a aaaaaa aa aaaaa:</text:p>
      <text:p text:style-name="CDT1">aaaaaa = "aaaaa aaaaa"</text:p>
      <text:p text:style-name="CDTX">aaaaaa.aaaaaa! <text:s text:c="10"/># aaa aaaaaa aa aaaaa aaaaa</text:p>
      <text:p text:style-name="BodyNoIndent">aaaaa aaaa aa aaaaaa a aaaaaa aa aaaaa aa aaaaaaaaa aa a aaaaaa aaaaa aaaaa. aa aaa aa aaaa, aa aaaaa aaaa aaa aaa aaaaaaa aa aaaa aaaaaa aaaa aaaaaaa aaaaaaaaaa aaaaaa aa aaaa aaaaaa aa aa. aa aaa aaaa aa aaaaaaaaa aaaaaaa aa aaaa aaaaaaaa aaaaaaaa, aaa aaa aaaaaa aaa <text:s/><text:span text:style-name="CD1">aaaaaa.aaaaaa!</text:span>. aaa aaaa aaaa aa aaaa aaa aaa aaaa aaaaaaaaaaaa aaaaaa a aaaaaa aaa aaaa aaaaa aaaaaaa aaaa aa aaaa aaaa. aaa aaaaaaa, aa aaa aa aaaa:</text:p>
      <text:p text:style-name="CDT1">aaaaaa = "aaaaa aaaaa"</text:p>
      <text:p text:style-name="CDTX">aaaaaa = aaaaaa</text:p>
      <text:p text:style-name="BodyNoIndent">aaa aaaa aaaa aaaa aaaaa aaa aaaaaaa <text:span text:style-name="CD1">aaaaaa</text:span> aa aaaaaaaaa:</text:p>
      <text:p text:style-name="C1">aaaaaa.aaaaaa! </text:p>
      <text:p text:style-name="BodyNoIndent">aaa aaaa aaaa aaaaaaa – aaa aaaaaaa aaaaaaaaaaaa – aaaaaaa aaa aaaaa aa aaaaaa. aa aaaaa aaaaaaaaaa aaaaaaaaa, aaaaaaa aaaa aaaa aaa aa aaaa aaaaaaa.</text:p>
      <text:p text:style-name="BodyNoIndent">aaa aaa aaa aaaaa aaaaaa aa aaaa aa aaaaaa. aaaaa aaaaaa aaaaaaaaaa aaaa aa aaaaaa aaaaaa aaa aaaaaaa aaaaa aaaaaa, aaaa aaaa aaaaa aaaa aaaa. aaaaaaaaa, aaaaaaa, aaaaaaaaa aaaa aa aaa aaaaaaa aaaaaaa aa aaaa aaaa:</text:p>
      <text:p text:style-name="CDT1">aaaaaa = 'aaaaa aaaaa'</text:p>
      <text:p text:style-name="CDT">aaaaa = 'aaaa aaaaa aa aaa aaaa'</text:p>
      <text:p text:style-name="CDTX">aaaa = { aaaaaa =&gt; aaaaa }</text:p>
      <text:p text:style-name="BodyNoIndent">aaaa aaaa aaaaa aaaaaa aa aaa aaaa aa aa aaaaaaa aaa aaa aaa aaaa aaaaaaaaaa aa?</text:p>
      <text:p text:style-name="C1">aaaaaa.aaaaaa!</text:p>
      <text:p text:style-name="BodyNoIndent">aaa aaaaaa aa aaaa aaaaaaa aaaa aaaaaa aa aaa aaaa, aaaaaaa aaa <text:span text:style-name="CD1">aaaa</text:span> aaaaa aaa aaaaaaa aaaaaaaa aaaaa aa aa aaaaa aaaaaaa aaaa aaaa aaaa aa aaaaa. aaaaaa aa <text:span text:style-name="CD1">aaaa</text:span> aaaaa aa aaaaaaa aaaa aaaa aaaa aaaaa a aaaa aa aaa aaaa aaaaaa aa aa aaa aaaa aaaaaa aa aa aaaaaaa. aaa aaaa aaaa aaa <text:span text:style-name="CD1">aaaa</text:span> aaaaa aaaaa aa aa aaaaaaa aaaa aaaa aaa aa aaaaaaa aaaaaaaa aaaaaaaaa aa aaaa aaa aaaa aaaaaa aa aaaaa aaaa aaaaaa aaaa aa aaa aaaaaaa aaaaaaaaaaaa aa aaa aaaaaa aaaa aaaaaaa aaa aaaaaaa aa a aaaa aaaa.</text:p>
      <text:p text:style-name="HC"><text:soft-page-break/>aaaaaaa aa aaa aaaa</text:p>
      <text:p text:style-name="BodyNoIndent">aa aaaaaaaa, aaa aaaa aaaaaaa aaaaaaa aaa aaaaaaa aaaaaaa aa aaaaaaaaa a aaa aaaaaa. aa aa, aaa aaaaaaa, aaaaaaaaa aaaa aa aaaa a aaaaaa aaaa a aaaaaa: aaa aaaa aaa aaa aaaaaaaaaa <text:span text:style-name="CD1">aa_a</text:span> aaaaaa:</text:p>
      <text:p text:style-name="C1">aaa_aaaaaa = :aaa.aa_a</text:p>
      <text:p text:style-name="BodyNoIndent">aa aa aa aaa aaaaaaa aaaaaaaaa, aaa aaa aaa aaa <text:span text:style-name="CD1">aa_aaa</text:span> aaaaaa aaaa aaa aaaa aa aaaaaaa:</text:p>
      <text:p text:style-name="C1">aaa_aaaaaa = 'aaa'.aa_aaa</text:p>
      <text:p text:style-name="BodyNoIndent">aaa aaaaaaaaaa aaaaaaa aaaaaaa aaa aaaaaaa aaaaaaaaa aaaa aaaaaaa aaaa aaa aaaaa aa aaaa aaaaaaaaaaa. aaa aaaaaaa, aaaaa aaaaaa aa aaaa aaa a aaaaaa aaaaaa <text:span text:style-name="CD1">aaaaaa_aaaaaaa</text:span>, aaaaa aaaaaaa aa aaaaa aaaaaaaaaa aaa aaaaa aa aaa aa aaa aaaaaa aaaaaaa aa aaaa aaaaaa. aaa aaa aaaaa aaaaa aaaa aaaaaa aaaaa aaa aaa aaaaaa aaaaaaaa aaa aaaaaaa aaaa aaaaa aaa aaaaaaaaa (aa aaaa aaaa a aaa aa aaaa) aaa aaaa aaaaaaaaa aaa <text:s/><text:span text:style-name="CD1">aaaaaa_aaaaaaa</text:span> aaaaaa aaaaaa aaaaaa aa aaaaa aa aaaaaaa. aaa aaaa <text:span text:style-name="CD1">aaaaaa_aaaaaaa</text:span> aa a aaa-a.a aaaaaaa aa aaaa, aaaa aaaa:</text:p>
      <text:p text:style-name="CDT1">a = aaaaaa.aaa</text:p>
      <text:p text:style-name="CDTX">aa a.aaaaaa_aaaaaaa</text:p>
      <text:p text:style-name="BodyNoIndent">aaa aaa aaaa aaa aa aaaaa aa aaaaaaa, aaa aaaaaaa:</text:p>
      <text:p text:style-name="CDT1">["aaaaaaa",</text:p>
      <text:p text:style-name="CDT"><text:s/>"aaaaaa_aaaaa_aaaaa",</text:p>
      <text:p text:style-name="CDT"><text:s/>"aaaaaa_aaaaa_aaaaaaa",</text:p>
      <text:p text:style-name="CDT"><text:s/>"aaaaa",</text:p>
      <text:p text:style-name="CDT"><text:s/>...</text:p>
      <text:p text:style-name="CDTX">]</text:p>
      <text:p text:style-name="BodyNoIndent">aa aaaaa aaaaaaaaa aaaaa aaaa aaa aaaaaaaaa? aaaaaaaaaa aaa, aaaaaaa aa aaaa a.a <text:span text:style-name="CD1">aaaaaa_aaaaaaa</text:span> aaaa aaaaaa aa aaaaa aa aaaaaaa:</text:p>
      <text:p text:style-name="CDT1">[:aaaaaa_aaaaa, </text:p>
      <text:p text:style-name="CDT"><text:s/>:aaaaaa_aaaaa_aaaaa, </text:p>
      <text:p text:style-name="CDT"><text:s/>:aaaaaa_aaaaa_aaaaaaaa_aaaaaaaaa, </text:p>
      <text:p text:style-name="CDT"><text:s/>:aaaaaa_aaaaa_aaaaaaa, </text:p>
      <text:p text:style-name="CDT"><text:s/>:aaa?, </text:p>
      <text:p text:style-name="CDT"><text:s/>...</text:p>
      <text:p text:style-name="CDTX">]</text:p>
      <text:p text:style-name="BodyNoIndent">aaa aaaaaa aaaa aa aaaa aa aaa aaaa aaaaaaa a aaa aaaaaaaaa, aaa aaaa aa aa aa aaaa aaaa aaaaaaa.</text:p>
      <text:p text:style-name="HC">aaaaaaa aaa aa aaaaaaa</text:p>
      <text:p text:style-name="BodyNoIndent"><text:soft-page-break/>aaaaa aaa aaaaaaa aaaaaaaaaaaa aaaaaaa aaaaaaa aaa aaaaaaa, aa aaaaaaaa aaaa aaaa aa aa aaaaaaaa aaaa aaa aaaa aaa aa aaaaa aa aaaa a aaaaaa aa aa aaa aa aaaa aaa aaaaaa a aaaaaa aa aaaa aaaaa. aa aa aaaa aaaa, aaa aaaa aa aaa aaaaaaa aaa aaaa, aaa aaaaaa aaaa aaa aaaaa aaaa aa aaaaaaaa, aaaa aa aaaaaaaaa aa aaaaaaaaaaa. aaa aaaaaaa aaaa aaa aaaaaa aaaa aa aaaaaaaaaaaa aaaaa aaaa aaaaaa aaa aaaaaaaaa aa aaaa aaaa.</text:p>
      <text:p text:style-name="BodyNoIndent">aaa aaaaa aaa aa aa aaaaa aa aa aaaaaa aaaaa aaa aaaa aa aaa aaaaa aaaa. aaaa aaaaa aa aaaaaa a aaa aaaa aaaaa aaaaaaa aa aaa aaaa aa aaaaaa. aaa aaaaaaa, aaaa a aaaa aa aaa aaaa aaaaaaaa aaaaa:</text:p>
      <text:p text:style-name="CDT1"># aaaa aaaaaa aaaa</text:p>
      <text:p text:style-name="CDT"/>
      <text:p text:style-name="CDT">aaaaaa = { :aaaa =&gt; 'aaaa', </text:p>
      <text:p text:style-name="CDT"><text:s text:c="16"/>:aaaa =&gt; 'aaaaa aaaa', </text:p>
      <text:p text:style-name="CDT"><text:s text:c="11"/>:aaaaaa =&gt; 'aaaa aaaaaa' }</text:p>
      <text:p text:style-name="CDT"><text:s/></text:p>
      <text:p text:style-name="CDTX">aaaa "aaa aaaa = #{aaaaaa['aaaa']} aaa aa aaa #{aaaaaa['aaaa']}"</text:p>
      <text:p text:style-name="BodyNoIndent">aaa aaaa aaaaa aa aaaaaa, aaa aaa aaaaa aaaa aa aaaa aa aa a aaaaaa aa aaaaa aa aaa aaaa aaa aaaaaa aaaa aa aaa <text:span text:style-name="CD1">aaaaaa </text:span>aaaa aaa aaaaaaa, aaa aaa <text:span text:style-name="CD1">aaaa </text:span>aaaaaaaaa aaaaa aa aaa aaaaaaa. aaaa aaaa aa aaaaaaa aa aaaaaa aaaaaa aaaa aaaaa aaaaaaaa aaaaaaaa a aaa aa a aaaa aaa aaa aa aa aaa aaaa aa aaa <text:s/><text:span text:style-name="CD1">aaaaaaaaaaaaaaaaaaaaaaaaa</text:span> aaaaa. aaaa aaaaaaaaaa, aaa aaaaaaaa aaaaaaa aaa aa aaaa aa a aaaaaaaa aa aaaa aaaaa aaaaaa aaa aa aaa aaa aaaaa aaaaaaa aaa aaaaaaa aaaa aaaaaaaa aaaaaaa. </text:p>
      <text:p text:style-name="HC">aaaaaaaa aa </text:p>
      <text:p text:style-name="BodyNoIndent">aa aaaa aaaaaaa aa aaaa aaaaaa aa aaaaaaa aaa aaaa aaaa aaaa aaaaa aaaaaa aa aaaaa aaa aaaaaaaaa aa aaaa aaaa. aaaaaaa aaa aaaaaa aaaaaaa aaaaaaa aaaa a aaa aa aaaaaa – aaaa aaa aaaaaa aaaa a aaaaaaa aa aaaaaaaaaa. aaaaaa aaaaaaa, aaaaaaa aaa aaaaaaaaa aaaaa aa aaaaa 'aaaaaa aaa' aaaaaaa: <text:s text:c="2"/>aaaaaa aaaaaaa, aaaaaaa aaa aaaa aaaaaa – aaaaa aaa aaaa aaaa aa aaa <text:span text:style-name="CD1">:aaaaaa</text:span> aaaaaa aa aaaa aaaa aaaaaaaaaaa – aaa <text:s/>aaaaaaaaa, aa aaaa <text:s/><text:span text:style-name="CD1">:aaaaaa</text:span> aaaa aaaaa aaaaaa. aaa aaaa aaaa aa aaaa aaaa aaa aaaaaaaaaa aaaa aaaaaaa aaa aaaaaaa aaa aaaa aaa aaaaaaaa - aaaaaaa, aaa aaaa aaaaaaaaa aaaaaaa - aaa aaaa aa aaaa aa aaaa aaaaaaaaa aa aaa aaaaaa aaaa aaaa aaaa aaaa.</text:p>
      <text:p text:style-name="BodyNo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svg:font-family="Courier, 'Courier New'" style:font-family-generic="modern"/>
    <style:font-face style:name="Nimbus Mono L" svg:font-family="'Nimbus Mono L', 'Courier New'" style:font-family-generic="modern"/>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1pt" fo:language="en" fo:country="US"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A" style:family="paragraph" style:parent-style-name="Standard">
      <style:paragraph-properties fo:margin-top="0in" fo:margin-bottom="0.1665in"/>
      <style:text-properties fo:font-size="24pt" fo:font-weight="bold" style:font-size-asian="24pt" style:font-weight-asian="bold"/>
    </style:style>
    <style:style style:name="Heading_20_1" style:display-name="Heading 1" style:family="paragraph" style:parent-style-name="HA" style:next-style-name="HB" style:default-outline-level="1" style:class="text">
      <style:paragraph-properties fo:margin-left="0in" fo:margin-right="1.5in" fo:text-indent="0in" style:auto-text-indent="false"/>
      <style:text-properties style:font-name="Times New Roman"/>
    </style:style>
    <style:style style:name="Heading_20_2" style:display-name="Heading 2" style:family="paragraph" style:parent-style-name="Standard" style:next-style-name="Standard" style:default-outline-level="2" style:class="text">
      <style:paragraph-properties fo:margin-left="0in" fo:margin-right="0in" fo:text-indent="0in" style:auto-text-indent="false"/>
      <style:text-properties style:font-name="Times New Roman"/>
    </style:style>
    <style:style style:name="Heading_20_3" style:display-name="Heading 3" style:family="paragraph" style:parent-style-name="Standard" style:next-style-name="Standard" style:default-outline-level="3" style:class="text">
      <style:paragraph-properties fo:margin-left="0in" fo:margin-right="0in" fo:text-indent="0in" style:auto-text-indent="false"/>
      <style:text-properties style:font-name="Times New Roman"/>
    </style:style>
    <style:style style:name="Heading_20_4" style:display-name="Heading 4" style:family="paragraph" style:parent-style-name="Standard" style:next-style-name="Standard" style:default-outline-level="4" style:class="text">
      <style:paragraph-properties fo:margin-left="0in" fo:margin-right="0in" fo:text-indent="0in" style:auto-text-indent="false"/>
      <style:text-properties style:font-name="Times New Roman"/>
    </style:style>
    <style:style style:name="Heading_20_5" style:display-name="Heading 5" style:family="paragraph" style:parent-style-name="Standard" style:next-style-name="Standard" style:default-outline-level="5" style:class="text">
      <style:paragraph-properties fo:margin-left="0in" fo:margin-right="0in" fo:text-indent="0in" style:auto-text-indent="false"/>
      <style:text-properties style:font-name="Times New Roman"/>
    </style:style>
    <style:style style:name="Heading_20_6" style:display-name="Heading 6" style:family="paragraph" style:parent-style-name="Standard" style:next-style-name="Standard" style:default-outline-level="6" style:class="text">
      <style:paragraph-properties fo:margin-left="0in" fo:margin-right="0in" fo:text-indent="0in" style:auto-text-indent="false"/>
      <style:text-properties style:font-name="Times New Roman"/>
    </style:style>
    <style:style style:name="Heading_20_7" style:display-name="Heading 7" style:family="paragraph" style:parent-style-name="Standard" style:next-style-name="Standard" style:default-outline-level="7" style:class="text">
      <style:paragraph-properties fo:margin-left="0in" fo:margin-right="0in" fo:text-indent="0in" style:auto-text-indent="false"/>
      <style:text-properties style:font-name="Times New Roman"/>
    </style:style>
    <style:style style:name="Heading_20_8" style:display-name="Heading 8" style:family="paragraph" style:parent-style-name="Standard" style:next-style-name="Standard" style:default-outline-level="8" style:class="text">
      <style:paragraph-properties fo:margin-left="0in" fo:margin-right="0in" fo:text-indent="0in" style:auto-text-indent="false"/>
      <style:text-properties style:font-name="Times New Roman"/>
    </style:style>
    <style:style style:name="Heading_20_9" style:display-name="Heading 9" style:family="paragraph" style:parent-style-name="Standard" style:next-style-name="Standard" style:default-outline-level="9" style:class="text">
      <style:paragraph-properties fo:margin-left="0in" fo:margin-right="0in" fo:text-indent="0in" style:auto-text-indent="false"/>
      <style:text-properties style:font-name="Times New Roman"/>
    </style:style>
    <style:style style:name="Body" style:family="paragraph" style:parent-style-name="Standard">
      <style:paragraph-properties fo:margin-left="0in" fo:margin-right="0in" fo:margin-top="0in" fo:margin-bottom="0.0417in" style:line-height-at-least="0.1528in" fo:text-indent="0.25in" style:auto-text-indent="false"/>
      <style:text-properties fo:color="#000000" style:font-name="Times New Roman" fo:font-size="11pt" style:font-size-asian="11pt"/>
    </style:style>
    <style:style style:name="HB" style:family="paragraph" style:parent-style-name="Standard">
      <style:paragraph-properties fo:margin-top="0in" fo:margin-bottom="0.1665in"/>
      <style:text-properties fo:font-size="18pt" fo:font-weight="bold" style:font-size-asian="18pt" style:font-weight-asian="bold"/>
    </style:style>
    <style:style style:name="AA" style:family="paragraph" style:parent-style-name="Standard">
      <style:paragraph-properties fo:margin-top="0in" fo:margin-bottom="0.1665in"/>
      <style:text-properties fo:color="#000000" fo:font-size="11pt" style:font-size-asian="11pt"/>
    </style:style>
    <style:style style:name="AU" style:family="paragraph" style:parent-style-name="Standard">
      <style:paragraph-properties fo:margin-top="0in" fo:margin-bottom="0.1665in"/>
      <style:text-properties fo:color="#000000" fo:font-size="13pt" fo:font-weight="bold" style:font-size-asian="13pt" style:font-weight-asian="bold"/>
    </style:style>
    <style:style style:name="FT" style:family="paragraph" style:parent-style-name="Standard">
      <style:paragraph-properties fo:margin-top="0in" fo:margin-bottom="0.0835in" fo:line-height="0.1945in"/>
    </style:style>
    <style:style style:name="BL" style:family="paragraph" style:parent-style-name="FT">
      <style:paragraph-properties fo:margin-left="0.5in" fo:margin-right="0in" fo:text-indent="-0.5in" style:auto-text-indent="false">
        <style:tab-stops>
          <style:tab-stop style:position="0.1665in"/>
          <style:tab-stop style:position="0.5in"/>
          <style:tab-stop style:position="0.8335in"/>
          <style:tab-stop style:position="1.1665in"/>
          <style:tab-stop style:position="1.5in"/>
          <style:tab-stop style:position="1.8335in"/>
        </style:tab-stops>
      </style:paragraph-properties>
    </style:style>
    <style:style style:name="BB" style:family="paragraph" style:parent-style-name="BL">
      <style:paragraph-properties fo:margin-left="0.5in" fo:margin-right="0.5in" fo:text-indent="0in" style:auto-text-indent="false"/>
    </style:style>
    <style:style style:name="BH" style:family="paragraph" style:parent-style-name="Standard">
      <style:paragraph-properties fo:margin-top="0.0835in" fo:margin-bottom="0in" style:line-height-at-least="0.2083in" fo:keep-with-next="always"/>
      <style:text-properties fo:color="#000000" fo:font-size="11pt" fo:font-weight="bold" style:font-size-asian="11pt" style:font-weight-asian="bold"/>
    </style:style>
    <style:style style:name="BI" style:family="paragraph" style:parent-style-name="Standard">
      <style:paragraph-properties fo:margin-top="0.0417in" fo:margin-bottom="0in"/>
      <style:text-properties fo:color="#000000" style:font-name="Times New Roman" fo:font-size="11pt" style:font-size-asian="11pt"/>
    </style:style>
    <style:style style:name="BIO" style:family="paragraph" style:parent-style-name="Standard">
      <style:paragraph-properties fo:margin-top="0in" fo:margin-bottom="0.0835in"/>
      <style:text-properties fo:color="#000000" fo:font-size="11pt" style:font-size-asian="11pt"/>
    </style:style>
    <style:style style:name="BL1" style:family="paragraph" style:parent-style-name="BL" style:next-style-name="BL">
      <style:paragraph-properties fo:margin-top="0.0835in" fo:margin-bottom="0.0417in"/>
    </style:style>
    <style:style style:name="BT" style:family="paragraph" style:parent-style-name="Standard">
      <style:paragraph-properties fo:margin-top="0in" fo:margin-bottom="0.3335in"/>
      <style:text-properties fo:color="#000000" style:font-name="Times New Roman" fo:font-size="30pt" fo:font-style="italic" style:font-size-asian="30pt" style:font-style-asian="italic"/>
    </style:style>
    <style:style style:name="BX" style:family="paragraph" style:parent-style-name="BL" style:next-style-name="FT">
      <style:paragraph-properties fo:margin-top="0in" fo:margin-bottom="0.1665in"/>
    </style:style>
    <style:style style:name="Callout" style:family="paragraph" style:parent-style-name="Standard">
      <style:paragraph-properties fo:margin-top="0.0555in" fo:margin-bottom="0in"/>
      <style:text-properties fo:color="#000000" fo:font-weight="bold" style:font-weight-asian="bold"/>
    </style:style>
    <style:style style:name="Cdate" style:family="paragraph" style:parent-style-name="Standard">
      <style:paragraph-properties fo:margin-top="0in" fo:margin-bottom="0.0417in"/>
      <style:text-properties fo:color="#000000" style:font-name="Times New Roman"/>
    </style:style>
    <style:style style:name="CDT" style:family="paragraph" style:parent-style-name="Standard">
      <style:paragraph-properties style:line-height-at-least="0.139in"/>
      <style:text-properties fo:color="#000000" style:font-name="Courier New"/>
    </style:style>
    <style:style style:name="CDT1" style:family="paragraph" style:parent-style-name="CDT" style:next-style-name="CDT">
      <style:paragraph-properties fo:margin-top="0.1665in" fo:margin-bottom="0in" fo:padding-left="0in" fo:padding-right="0in" fo:padding-top="0.0138in" fo:padding-bottom="0in" fo:border-left="none" fo:border-right="none" fo:border-top="0.51pt solid #000000" fo:border-bottom="none"/>
    </style:style>
    <style:style style:name="CDTX" style:family="paragraph" style:parent-style-name="CDT" style:next-style-name="Body">
      <style:paragraph-properties fo:margin-top="0in" fo:margin-bottom="0.1665in" fo:padding-left="0in" fo:padding-right="0in" fo:padding-top="0in" fo:padding-bottom="0.0138in" fo:border-left="none" fo:border-right="none" fo:border-top="none" fo:border-bottom="0.51pt solid #000000"/>
    </style:style>
    <style:style style:name="CL" style:family="paragraph" style:parent-style-name="FT">
      <style:paragraph-properties fo:margin-left="0.139in" fo:margin-right="0in" fo:text-indent="0in" style:auto-text-indent="false"/>
    </style:style>
    <style:style style:name="CQ" style:family="paragraph" style:parent-style-name="Standard" style:next-style-name="EX">
      <style:paragraph-properties fo:margin-left="0.25in" fo:margin-right="0.25in" fo:margin-top="0.0972in" fo:margin-bottom="0.0972in" fo:text-indent="0in" style:auto-text-indent="false"/>
      <style:text-properties fo:color="#000000" style:font-name="Times New Roman" fo:font-size="9pt" fo:font-style="italic" style:font-size-asian="9pt" style:font-style-asian="italic"/>
    </style:style>
    <style:style style:name="NL" style:family="paragraph" style:parent-style-name="BL"/>
    <style:style style:name="ETNL" style:family="paragraph" style:parent-style-name="NL"/>
    <style:style style:name="EX" style:family="paragraph" style:parent-style-name="ETNL"/>
    <style:style style:name="CR" style:family="paragraph" style:parent-style-name="Standard">
      <style:paragraph-properties fo:margin-top="0in" fo:margin-bottom="0.0417in" style:line-height-at-least="0.1807in"/>
      <style:text-properties fo:color="#000000" style:font-name="Times New Roman"/>
    </style:style>
    <style:style style:name="DED" style:family="paragraph" style:parent-style-name="Standard">
      <style:paragraph-properties style:line-height-at-least="0.2917in" fo:text-align="center" style:justify-single-word="false"/>
      <style:text-properties fo:color="#000000" style:font-name="Times New Roman" fo:font-size="12pt" fo:font-style="italic" style:font-size-asian="12pt" style:font-style-asian="italic"/>
    </style:style>
    <style:style style:name="EH" style:family="paragraph" style:parent-style-name="ETNL"/>
    <style:style style:name="ET" style:family="paragraph" style:parent-style-name="ETNL"/>
    <style:style style:name="EL" style:family="paragraph" style:parent-style-name="ETNL"/>
    <style:style style:name="ELX" style:family="paragraph" style:parent-style-name="Standard" style:next-style-name="Body">
      <style:paragraph-properties fo:margin-top="0in" fo:margin-bottom="0.1665in">
        <style:tab-stops>
          <style:tab-stop style:position="0.1193in"/>
          <style:tab-stop style:position="0.3693in"/>
          <style:tab-stop style:position="0.6193in"/>
          <style:tab-stop style:position="0.8693in"/>
          <style:tab-stop style:position="1.1193in"/>
          <style:tab-stop style:position="1.3693in"/>
          <style:tab-stop style:position="1.6193in"/>
        </style:tab-stops>
      </style:paragraph-properties>
      <style:text-properties fo:color="#000000" style:font-name="Courier New"/>
    </style:style>
    <style:style style:name="EMH" style:family="paragraph" style:parent-style-name="Standard" style:next-style-name="EMT">
      <style:paragraph-properties fo:margin-left="0in" fo:margin-right="0.6598in" fo:margin-top="0.472in" fo:margin-bottom="0.111in" fo:text-indent="0in" style:auto-text-indent="false" fo:padding-left="0in" fo:padding-right="0in" fo:padding-top="0.0138in" fo:padding-bottom="0in" fo:border-left="none" fo:border-right="none" fo:border-top="0.51pt solid #000000" fo:border-bottom="none" fo:keep-with-next="always"/>
      <style:text-properties fo:color="#000000" fo:font-size="14pt" fo:font-style="italic" fo:font-weight="bold" style:font-size-asian="14pt" style:font-style-asian="italic" style:font-weight-asian="bold"/>
    </style:style>
    <style:style style:name="EMT"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Equation" style:family="paragraph" style:parent-style-name="Standard">
      <style:paragraph-properties fo:margin-left="0.1201in" fo:margin-right="0.1201in" fo:margin-top="0.139in" fo:margin-bottom="0.0835in" fo:text-align="center" style:justify-single-word="false" fo:text-indent="0in" style:auto-text-indent="false"/>
      <style:text-properties fo:color="#000000" style:font-name="Times New Roman"/>
    </style:style>
    <style:style style:name="FC" style:family="paragraph" style:parent-style-name="FT">
      <style:text-properties fo:font-style="italic" style:font-style-asian="italic"/>
    </style:style>
    <style:style style:name="NCP" style:family="paragraph" style:parent-style-name="Standard">
      <style:paragraph-properties fo:margin-left="0.5in" fo:margin-right="1in" fo:text-indent="0in" style:auto-text-indent="false">
        <style:tab-stops>
          <style:tab-stop style:position="1.75in"/>
        </style:tab-stops>
      </style:paragraph-properties>
      <style:text-properties fo:color="#000000" style:font-name="Courier New"/>
    </style:style>
    <style:style style:name="NCPX" style:family="paragraph" style:parent-style-name="NCP" style:next-style-name="NO">
      <style:paragraph-properties fo:margin-top="0in" fo:margin-bottom="0.0417in"/>
    </style:style>
    <style:style style:name="NO" style:family="paragraph" style:parent-style-name="Standard">
      <style:paragraph-properties fo:margin-left="0.25in" fo:margin-right="0.25in" fo:margin-top="0in" fo:margin-bottom="0.0835in" fo:line-height="150%" fo:text-indent="0in" style:auto-text-indent="false" fo:background-color="#d9d9d9">
        <style:background-image/>
      </style:paragraph-properties>
    </style:style>
    <style:style style:name="FGFN" style:family="paragraph" style:parent-style-name="Standard">
      <style:paragraph-properties fo:margin-left="0.25in" fo:margin-right="0.25in" fo:margin-top="0in" fo:margin-bottom="0.0835in" fo:text-align="justify" style:justify-single-word="false" fo:text-indent="0in" style:auto-text-indent="false"/>
      <style:text-properties fo:color="#000000" style:font-name="Times" fo:font-size="9pt" style:font-size-asian="9pt"/>
    </style:style>
    <style:style style:name="FN" style:family="paragraph" style:parent-style-name="FT">
      <style:text-properties fo:font-weight="bold" style:font-weight-asian="bold"/>
    </style:style>
    <style:style style:name="FTN" style:family="paragraph" style:parent-style-name="FT">
      <style:paragraph-properties fo:text-align="start" style:justify-single-word="false"/>
      <style:text-properties fo:font-size="8pt" fo:font-style="normal" style:font-style-asian="italic"/>
    </style:style>
    <style:style style:name="GlossDef" style:family="paragraph" style:parent-style-name="Standard">
      <style:paragraph-properties fo:margin-top="0in" fo:margin-bottom="0.0417in"/>
      <style:text-properties fo:color="#000000" style:font-name="Times New Roman" fo:font-size="11pt" style:font-size-asian="11pt"/>
    </style:style>
    <style:style style:name="GlossFT" style:family="paragraph" style:parent-style-name="Standard">
      <style:paragraph-properties fo:margin-top="0in" fo:margin-bottom="0.0417in"/>
      <style:text-properties fo:color="#000000" style:font-name="Times New Roman" fo:font-size="11pt" style:font-size-asian="11pt"/>
    </style:style>
    <style:style style:name="GlossHead" style:family="paragraph" style:parent-style-name="Standard">
      <style:paragraph-properties fo:margin-left="0in" fo:margin-right="0.6598in" fo:margin-top="0.222in" fo:margin-bottom="0in" fo:text-indent="0in" style:auto-text-indent="false" fo:keep-with-next="always"/>
      <style:text-properties fo:color="#000000" fo:font-size="14pt" fo:font-style="italic" fo:font-weight="bold" style:font-size-asian="14pt" style:font-style-asian="italic" style:font-weight-asian="bold"/>
    </style:style>
    <style:style style:name="GlossTerm" style:family="paragraph" style:parent-style-name="Standard">
      <style:paragraph-properties fo:margin-top="0.0417in" fo:margin-bottom="0in"/>
      <style:text-properties fo:color="#000000" style:font-name="Times New Roman" fo:font-size="11pt" fo:font-weight="bold" style:font-size-asian="11pt" style:font-weight-asian="bold"/>
    </style:style>
    <style:style style:name="GlossTitle" style:family="paragraph" style:parent-style-name="Standard" style:next-style-name="Body">
      <style:paragraph-properties fo:margin-left="0in" fo:margin-right="0.6598in" fo:margin-top="0in" fo:margin-bottom="0.1807in" style:line-height-at-least="0.3752in" fo:text-indent="0in" style:auto-text-indent="false" fo:keep-with-next="always"/>
      <style:text-properties fo:color="#000000" style:font-name="Times New Roman" fo:font-size="24pt" fo:font-style="italic" fo:font-weight="bold" style:font-size-asian="24pt" style:font-style-asian="italic" style:font-weight-asian="bold"/>
    </style:style>
    <style:style style:name="GroupTitlesIX" style:family="paragraph" style:parent-style-name="Standard">
      <style:paragraph-properties fo:margin-top="0.139in" fo:margin-bottom="0in" fo:keep-with-next="always"/>
      <style:text-properties fo:color="#000000" fo:font-size="9pt" fo:font-weight="bold" style:font-size-asian="9pt" style:font-weight-asian="bold"/>
    </style:style>
    <style:style style:name="HC" style:family="paragraph" style:parent-style-name="Standard" style:next-style-name="FT">
      <style:paragraph-properties fo:margin-top="0.4in" fo:margin-bottom="0.25in" fo:padding-left="0in" fo:padding-right="0in" fo:padding-top="0.0138in" fo:padding-bottom="0in" fo:border-left="none" fo:border-right="none" fo:border-top="0.51pt solid #000000" fo:border-bottom="none"/>
      <style:text-properties fo:font-size="16pt" fo:font-weight="bold" style:font-size-asian="16pt" style:font-weight-asian="bold"/>
    </style:style>
    <style:style style:name="HD" style:family="paragraph" style:parent-style-name="Standard" style:next-style-name="FT">
      <style:paragraph-properties fo:margin-top="0in" fo:margin-bottom="0.1665in"/>
      <style:text-properties fo:font-size="14pt" fo:font-weight="bold" style:font-size-asian="14pt" style:font-weight-asian="bold"/>
    </style:style>
    <style:style style:name="HE" style:family="paragraph" style:parent-style-name="Standard" style:next-style-name="FT">
      <style:paragraph-properties fo:margin-top="0in" fo:margin-bottom="0.0835in"/>
      <style:text-properties fo:font-weight="bold" style:font-weight-asian="bold"/>
    </style:style>
    <style:style style:name="HF" style:family="paragraph" style:parent-style-name="Standard" style:next-style-name="FT">
      <style:paragraph-properties fo:margin-top="0in" fo:margin-bottom="0.0835in"/>
      <style:text-properties fo:font-style="italic" fo:font-weight="bold" style:font-style-asian="italic" style:font-weight-asian="bold"/>
    </style:style>
    <style:style style:name="HG" style:family="paragraph" style:parent-style-name="Standard">
      <style:paragraph-properties fo:margin-top="0.0835in" fo:margin-bottom="0in" style:line-height-at-least="0.2083in" fo:keep-with-next="always"/>
      <style:text-properties fo:color="#000000" fo:font-size="9pt" style:font-size-asian="9pt"/>
    </style:style>
    <style:style style:name="IndexIX" style:family="paragraph" style:parent-style-name="Standard">
      <style:text-properties fo:color="#000000" style:font-name="Times" fo:font-size="9pt" style:font-size-asian="9pt"/>
    </style:style>
    <style:style style:name="NumCDT" style:family="paragraph" style:parent-style-name="CDT">
      <style:paragraph-properties fo:margin-left="0.25in" fo:margin-right="0in" fo:text-indent="-0.25in" style:auto-text-indent="false">
        <style:tab-stops>
          <style:tab-stop style:position="0.5in"/>
        </style:tab-stops>
      </style:paragraph-properties>
    </style:style>
    <style:style style:name="NCP1" style:family="paragraph" style:parent-style-name="NCP" style:next-style-name="NCP">
      <style:paragraph-properties fo:margin-top="0.0417in" fo:margin-bottom="0in"/>
    </style:style>
    <style:style style:name="NumCDT1" style:family="paragraph" style:parent-style-name="CDT1">
      <style:paragraph-properties fo:margin-left="0.25in" fo:margin-right="0in" fo:margin-top="0.0835in" fo:margin-bottom="0in" fo:text-indent="-0.25in" style:auto-text-indent="false">
        <style:tab-stops>
          <style:tab-stop style:position="0.5in"/>
        </style:tab-stops>
      </style:paragraph-properties>
    </style:style>
    <style:style style:name="NumCDTX" style:family="paragraph" style:parent-style-name="CDTX">
      <style:paragraph-properties fo:margin-left="0.25in" fo:margin-right="0in" fo:margin-top="0in" fo:margin-bottom="0.0835in" fo:text-indent="-0.25in" style:auto-text-indent="false">
        <style:tab-stops>
          <style:tab-stop style:position="0.5in"/>
        </style:tab-stops>
      </style:paragraph-properties>
    </style:style>
    <style:style style:name="INH" style:family="paragraph" style:parent-style-name="Standard">
      <style:paragraph-properties fo:margin-left="0.5in" fo:margin-right="0in" style:line-height-at-least="0.1807in" fo:text-indent="-0.5in" style:auto-text-indent="false"/>
      <style:text-properties fo:color="#000000" fo:font-weight="bold" style:font-weight-asian="bold"/>
    </style:style>
    <style:style style:name="C2" style:family="paragraph">
      <style:paragraph-properties fo:margin-top="0in" fo:margin-bottom="0.0835in" fo:orphans="2" fo:widows="2"/>
      <style:text-properties style:use-window-font-color="true" style:font-name="Courier" fo:font-size="8pt" fo:language="en" fo:country="US" style:text-underline-style="solid" style:text-underline-width="auto" style:text-underline-color="font-color" style:font-name-asian="Arial" style:font-size-asian="8pt" style:language-asian="zxx" style:country-asian="none" style:font-name-complex="Times New Roman" style:font-size-complex="10pt" style:language-complex="ar" style:country-complex="SA"/>
    </style:style>
    <style:style style:name="LC2" style:family="paragraph" style:parent-style-name="C2">
      <style:paragraph-properties fo:margin-left="0.0835in" fo:margin-right="0in" fo:text-indent="0in" style:auto-text-indent="false"/>
    </style:style>
    <style:style style:name="LC" style:family="paragraph" style:parent-style-name="LC2" style:next-style-name="LC2">
      <style:paragraph-properties fo:margin-top="0.0835in" fo:margin-bottom="0in" fo:padding-left="0in" fo:padding-right="0in" fo:padding-top="0.0138in" fo:padding-bottom="0in" fo:border-left="none" fo:border-right="none" fo:border-top="0.51pt solid #000000" fo:border-bottom="none"/>
    </style:style>
    <style:style style:name="Level_20_1" style:display-name="Level 1" style:family="paragraph" style:parent-style-name="Standard">
      <style:paragraph-properties fo:margin-left="0.5in" fo:margin-right="0in" style:line-height-at-least="0.1807in" fo:text-indent="-0.5in" style:auto-text-indent="false"/>
      <style:text-properties fo:color="#000000" style:font-name="Times New Roman"/>
    </style:style>
    <style:style style:name="Level_20_2" style:display-name="Level 2" style:family="paragraph" style:parent-style-name="Standard">
      <style:paragraph-properties fo:margin-left="0.3693in" fo:margin-right="0in" style:line-height-at-least="0.1807in" fo:text-indent="-0.25in" style:auto-text-indent="false"/>
      <style:text-properties fo:color="#000000" style:font-name="Times"/>
    </style:style>
    <style:style style:name="Level_20_3" style:display-name="Level 3" style:family="paragraph" style:parent-style-name="Standard">
      <style:paragraph-properties fo:margin-left="0.55in" fo:margin-right="0in" style:line-height-at-least="0.1807in" fo:text-indent="-0.3in" style:auto-text-indent="false"/>
      <style:text-properties fo:color="#000000" style:font-name="Times"/>
    </style:style>
    <style:style style:name="LH" style:family="paragraph" style:parent-style-name="FT">
      <style:text-properties fo:font-weight="bold" style:font-weight-asian="bold"/>
    </style:style>
    <style:style style:name="BodyNoIndent" style:family="paragraph" style:parent-style-name="Body">
      <style:paragraph-properties fo:margin-left="0in" fo:margin-right="0in" fo:margin-top="0.0835in" fo:margin-bottom="0.0417in" fo:text-indent="0in" style:auto-text-indent="false"/>
    </style:style>
    <style:style style:name="ISBN" style:family="paragraph" style:parent-style-name="BodyNoIndent">
      <style:paragraph-properties fo:margin-top="0.0835in" fo:margin-bottom="0.0835in"/>
    </style:style>
    <style:style style:name="LOC" style:family="paragraph" style:parent-style-name="ISBN"/>
    <style:style style:name="LSH" style:family="paragraph" style:parent-style-name="Standard" style:next-style-name="Body">
      <style:paragraph-properties fo:margin-top="0.0693in" fo:margin-bottom="0in" fo:keep-with-next="always"/>
      <style:text-properties fo:color="#000000" style:font-name="Times New Roman" fo:font-size="11pt" fo:font-weight="bold" style:font-size-asian="11pt" style:font-weight-asian="bold"/>
    </style:style>
    <style:style style:name="CX" style:family="paragraph" style:parent-style-name="C2" style:next-style-name="FT">
      <style:paragraph-properties fo:margin-top="0in" fo:margin-bottom="0.1665in"/>
    </style:style>
    <style:style style:name="LCX" style:family="paragraph" style:parent-style-name="CX" style:next-style-name="FT">
      <style:paragraph-properties fo:margin-left="0.0835in" fo:margin-right="0in" fo:text-indent="0in" style:auto-text-indent="false"/>
    </style:style>
    <style:style style:name="LX" style:family="paragraph" style:parent-style-name="LCX" style:next-style-name="FT"/>
    <style:style style:name="UC" style:family="paragraph" style:parent-style-name="FT">
      <style:paragraph-properties fo:margin-left="0.25in" fo:margin-right="0in" fo:text-indent="0in" style:auto-text-indent="false"/>
      <style:text-properties fo:font-weight="bold" style:font-weight-asian="bold"/>
    </style:style>
    <style:style style:name="MH" style:family="paragraph" style:parent-style-name="UC"/>
    <style:style style:name="MN" style:family="paragraph" style:parent-style-name="FT"/>
    <style:style style:name="NL1" style:family="paragraph" style:parent-style-name="NL" style:next-style-name="NL">
      <style:paragraph-properties fo:margin-top="0.0835in" fo:margin-bottom="0.0417in"/>
    </style:style>
    <style:style style:name="NLB" style:family="paragraph" style:parent-style-name="NL">
      <style:paragraph-properties fo:margin-left="0.5in" fo:margin-right="0.5in" fo:text-indent="0in" style:auto-text-indent="false"/>
    </style:style>
    <style:style style:name="NLC" style:family="paragraph" style:parent-style-name="Standard">
      <style:paragraph-properties fo:margin-left="0.5in" fo:margin-right="0.5in" style:line-height-at-least="0.139in" fo:text-indent="0in" style:auto-text-indent="false"/>
      <style:text-properties fo:color="#000000" style:font-name="Courier New"/>
    </style:style>
    <style:style style:name="NLCX" style:family="paragraph" style:parent-style-name="NLC" style:next-style-name="NLB">
      <style:paragraph-properties fo:margin-top="0in" fo:margin-bottom="0.0835in"/>
    </style:style>
    <style:style style:name="NLX" style:family="paragraph" style:parent-style-name="NL" style:next-style-name="Body">
      <style:paragraph-properties fo:margin-top="0in" fo:margin-bottom="0.0835in"/>
    </style:style>
    <style:style style:name="NOX" style:family="paragraph" style:parent-style-name="NO" style:next-style-name="FT"/>
    <style:style style:name="PD" style:family="paragraph">
      <style:paragraph-properties fo:margin-top="0in" fo:margin-bottom="0.0835in" fo:orphans="2" fo:widows="2"/>
      <style:text-properties fo:color="#993366" style:font-name="Courier" fo:font-size="11pt" fo:language="en" fo:country="US" fo:font-style="italic" fo:font-weight="bold" style:font-name-asian="Arial" style:font-size-asian="11pt" style:language-asian="zxx" style:country-asian="none" style:font-style-asian="italic" style:font-weight-asian="bold" style:font-name-complex="Times New Roman" style:font-size-complex="10pt" style:language-complex="ar" style:country-complex="SA"/>
    </style:style>
    <style:style style:name="PN" style:family="paragraph" style:parent-style-name="FT">
      <style:text-properties fo:font-size="30pt" style:font-size-asian="30pt"/>
    </style:style>
    <style:style style:name="PT" style:family="paragraph" style:parent-style-name="FT">
      <style:text-properties fo:font-size="30pt" style:font-size-asian="30pt"/>
    </style:style>
    <style:style style:name="Preface" style:family="paragraph" style:parent-style-name="Standard">
      <style:paragraph-properties fo:margin-top="0in" fo:margin-bottom="0.0835in" style:line-height-at-least="0.1665in"/>
      <style:text-properties fo:color="#000000" style:font-name="Times New Roman"/>
    </style:style>
    <style:style style:name="PTFT" style:family="paragraph" style:parent-style-name="Standard" style:next-style-name="Body">
      <style:paragraph-properties fo:margin-top="0in" fo:margin-bottom="0.0835in"/>
      <style:text-properties fo:color="#000000" style:font-name="Times New Roman" fo:font-size="11pt" style:font-size-asian="11pt"/>
    </style:style>
    <style:style style:name="Quotation" style:family="paragraph" style:parent-style-name="Standard" style:next-style-name="EX">
      <style:paragraph-properties fo:margin-left="0.25in" fo:margin-right="0.25in" fo:margin-top="0.0972in" fo:margin-bottom="0.0972in" fo:text-indent="0in" style:auto-text-indent="false"/>
      <style:text-properties fo:color="#000000" style:font-name="Times New Roman"/>
    </style:style>
    <style:style style:name="RHR" style:family="paragraph" style:parent-style-name="Standard">
      <style:paragraph-properties fo:text-align="end" style:justify-single-word="false">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RHV" style:family="paragraph" style:parent-style-name="Standard">
      <style:paragraph-properties>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SB" style:family="paragraph" style:parent-style-name="Standard">
      <style:paragraph-properties fo:margin-left="0.3335in" fo:margin-right="0.3335in" fo:margin-top="0in" fo:margin-bottom="0.0835in" fo:line-height="150%" fo:text-indent="0in" style:auto-text-indent="false"/>
    </style:style>
    <style:style style:name="SBX" style:family="paragraph" style:parent-style-name="SB" style:next-style-name="FT">
      <style:paragraph-properties fo:padding-left="0in" fo:padding-right="0in" fo:padding-top="0in" fo:padding-bottom="0.0138in" fo:border-left="none" fo:border-right="none" fo:border-top="none" fo:border-bottom="0.51pt solid #000000"/>
    </style:style>
    <style:style style:name="SH" style:family="paragraph" style:parent-style-name="Standard">
      <style:paragraph-properties fo:margin-left="0.3335in" fo:margin-right="0.3335in" fo:margin-top="0in" fo:margin-bottom="0.0835in" fo:line-height="150%" fo:text-align="center" style:justify-single-word="false" fo:text-indent="0in" style:auto-text-indent="false" fo:padding-left="0in" fo:padding-right="0in" fo:padding-top="0.0138in" fo:padding-bottom="0in" fo:border-left="none" fo:border-right="none" fo:border-top="0.51pt solid #000000" fo:border-bottom="none"/>
      <style:text-properties fo:font-weight="bold" style:font-weight-asian="bold"/>
    </style:style>
    <style:style style:name="TB" style:family="paragraph" style:parent-style-name="FT"/>
    <style:style style:name="TB1" style:family="paragraph" style:parent-style-name="TB">
      <style:paragraph-properties fo:margin-top="0.0835in" fo:margin-bottom="0.0555in"/>
    </style:style>
    <style:style style:name="TBFN" style:family="paragraph" style:parent-style-name="Standard">
      <style:paragraph-properties fo:margin-left="0.3299in" fo:margin-right="0in" fo:margin-top="0.0417in" fo:margin-bottom="0in" style:line-height-at-least="0.1807in" fo:text-indent="-0.1701in" style:auto-text-indent="false">
        <style:tab-stops>
          <style:tab-stop style:position="0.6598in"/>
        </style:tab-stops>
      </style:paragraph-properties>
      <style:text-properties fo:color="#000000" style:font-name="Times New Roman" fo:font-size="9pt" style:font-size-asian="9pt"/>
    </style:style>
    <style:style style:name="TBX" style:family="paragraph" style:parent-style-name="TB" style:next-style-name="Body">
      <style:paragraph-properties fo:margin-top="0in" fo:margin-bottom="0.0835in"/>
    </style:style>
    <style:style style:name="TCCP" style:family="paragraph" style:parent-style-name="TB">
      <style:text-properties style:font-name="Courier New"/>
    </style:style>
    <style:style style:name="TCEM" style:family="paragraph" style:parent-style-name="TB">
      <style:text-properties style:font-name="Courier New"/>
    </style:style>
    <style:style style:name="TCH" style:family="paragraph" style:parent-style-name="Standard">
      <style:paragraph-properties fo:line-height="0.139in" fo:keep-with-next="always"/>
      <style:text-properties fo:color="#000000" style:font-name="Times New Roman" fo:font-size="9pt" fo:font-weight="bold" style:font-size-asian="9pt" style:font-weight-asian="bold"/>
    </style:style>
    <style:style style:name="TH" style:family="paragraph" style:parent-style-name="LH"/>
    <style:style style:name="TS" style:family="paragraph" style:parent-style-name="TB">
      <style:paragraph-properties fo:padding-left="0in" fo:padding-right="0in" fo:padding-top="0in" fo:padding-bottom="0.0138in" fo:border-left="none" fo:border-right="none" fo:border-top="none" fo:border-bottom="0.51pt solid #000000">
        <style:tab-stops>
          <style:tab-stop style:position="2.05in"/>
          <style:tab-stop style:position="4.1in"/>
          <style:tab-stop style:position="6.15in"/>
        </style:tab-stops>
      </style:paragraph-properties>
      <style:text-properties fo:font-style="italic" style:font-style-asian="italic"/>
    </style:style>
    <style:style style:name="NoteH" style:family="paragraph" style:parent-style-name="NO" style:next-style-name="NO">
      <style:paragraph-properties fo:margin-top="0.0693in" fo:margin-bottom="0.0417in">
        <style:tab-stops>
          <style:tab-stop style:position="1.6in"/>
        </style:tab-stops>
      </style:paragraph-properties>
      <style:text-properties fo:font-weight="bold" style:font-weight-asian="bold"/>
    </style:style>
    <style:style style:name="TIH" style:family="paragraph" style:parent-style-name="NoteH" style:next-style-name="Standard">
      <style:paragraph-properties fo:keep-with-next="always">
        <style:tab-stops>
          <style:tab-stop style:position="1.0799in"/>
          <style:tab-stop style:position="1.3in"/>
          <style:tab-stop style:position="1.3799in"/>
          <style:tab-stop style:position="1.6in"/>
        </style:tab-stops>
      </style:paragraph-properties>
    </style:style>
    <style:style style:name="TitleTOC_2f_Index" style:display-name="TitleTOC/Index" style:family="paragraph" style:parent-style-name="Standard">
      <style:text-properties fo:color="#000000" style:font-name="Times" fo:font-size="24pt" fo:font-style="italic" style:font-size-asian="24pt" style:font-style-asian="italic"/>
    </style:style>
    <style:style style:name="SC2" style:family="paragraph" style:parent-style-name="NCP"/>
    <style:style style:name="TN" style:family="paragraph" style:parent-style-name="Standard">
      <style:paragraph-properties fo:margin-top="0.0693in" fo:margin-bottom="0in" fo:keep-with-next="always"/>
      <style:text-properties fo:color="#000000" style:font-name="Times" fo:font-size="11pt" fo:font-weight="bold" style:font-size-asian="11pt" style:font-weight-asian="bold"/>
    </style:style>
    <style:style style:name="UL" style:family="paragraph" style:parent-style-name="FT">
      <style:paragraph-properties fo:margin-left="0.25in" fo:margin-right="0in" fo:text-indent="0in" style:auto-text-indent="false"/>
    </style:style>
    <style:style style:name="UL1" style:family="paragraph" style:parent-style-name="UL">
      <style:paragraph-properties fo:margin-top="0.0835in" fo:margin-bottom="0.0417in"/>
    </style:style>
    <style:style style:name="ULX" style:family="paragraph" style:parent-style-name="UL" style:next-style-name="Body">
      <style:paragraph-properties fo:margin-top="0in" fo:margin-bottom="0.0835in"/>
    </style:style>
    <style:style style:name="XREF" style:family="paragraph" style:parent-style-name="Standard">
      <style:paragraph-properties fo:margin-top="0.0835in" fo:margin-bottom="0.0835in"/>
      <style:text-properties fo:color="#000000" style:font-name="Times New Roman" fo:font-size="11pt" style:font-size-asian="11pt"/>
    </style:style>
    <style:style style:name="C1" style:family="paragraph" style:next-style-name="FT">
      <style:paragraph-properties fo:margin-top="0in" fo:margin-bottom="0.1665in" fo:line-height="150%" fo:orphans="2" fo:widows="2"/>
      <style:text-properties style:use-window-font-color="true" style:font-name="Courier" fo:font-size="8pt" fo:language="en" fo:country="US" style:text-underline-style="solid" style:text-underline-width="auto" style:text-underline-color="font-color" style:font-name-asian="Arial" style:font-size-asian="8pt" style:language-asian="zxx" style:country-asian="none" style:font-name-complex="Times New Roman" style:font-size-complex="10pt" style:language-complex="ar" style:country-complex="SA"/>
    </style:style>
    <style:style style:name="BT1" style:family="paragraph" style:parent-style-name="BT"/>
    <style:style style:name="EN" style:family="paragraph" style:parent-style-name="EH">
      <style:paragraph-properties fo:margin-top="0.472in" fo:margin-bottom="0.111in" fo:padding-left="0in" fo:padding-right="0in" fo:padding-top="0.0138in" fo:padding-bottom="0in" fo:border-left="none" fo:border-right="none" fo:border-top="0.51pt solid #000000" fo:border-bottom="none"/>
      <style:text-properties fo:font-size="12pt" fo:font-style="normal" style:font-size-asian="12pt" style:font-style-asian="normal"/>
    </style:style>
    <style:style style:name="EMX" style:family="paragraph" style:parent-style-name="EMT" style:next-style-name="Body">
      <style:paragraph-properties fo:margin-top="0.0835in" fo:margin-bottom="0.0835in" fo:padding-left="0in" fo:padding-right="0in" fo:padding-top="0in" fo:padding-bottom="0.0138in" fo:border-left="none" fo:border-right="none" fo:border-top="none" fo:border-bottom="0.51pt solid #000000"/>
    </style:style>
    <style:style style:name="CO" style:family="paragraph" style:parent-style-name="Body">
      <style:paragraph-properties fo:margin-left="0in" fo:margin-right="0in" fo:margin-top="0in" fo:margin-bottom="0.0835in" fo:text-indent="0in" style:auto-text-indent="false"/>
      <style:text-properties fo:font-style="italic" style:font-style-asian="italic"/>
    </style:style>
    <style:style style:name="QQ" style:family="paragraph">
      <style:paragraph-properties fo:margin-top="0in" fo:margin-bottom="0.0835in" fo:line-height="150%" fo:orphans="2" fo:widows="2" fo:padding-left="0.0555in" fo:padding-right="0.0555in" fo:padding-top="0.0138in" fo:padding-bottom="0.0138in" fo:border="0.51pt solid #000000"/>
      <style:text-properties fo:color="#ff0000" style:font-name="Verdana" fo:font-size="11pt" fo:language="en" fo:country="US" fo:font-weight="bold" style:font-name-asian="Arial" style:font-size-asian="11pt" style:language-asian="zxx" style:country-asian="none" style:font-weight-asian="bold" style:font-name-complex="Times New Roman" style:font-size-complex="10pt" style:language-complex="ar" style:country-complex="SA"/>
    </style:style>
    <style:style style:name="NLC1" style:family="paragraph" style:parent-style-name="NLC">
      <style:paragraph-properties fo:margin-top="0.0417in" fo:margin-bottom="0in"/>
    </style:style>
    <style:style style:name="WAH" style:family="paragraph" style:parent-style-name="TIH" style:next-style-name="WA">
      <style:paragraph-properties>
        <style:tab-stops>
          <style:tab-stop style:position="1.0799in"/>
          <style:tab-stop style:position="1.3in"/>
          <style:tab-stop style:position="1.3799in"/>
          <style:tab-stop style:position="1.6in"/>
          <style:tab-stop style:position="1.75in"/>
        </style:tab-stops>
      </style:paragraph-properties>
    </style:style>
    <style:style style:name="WA" style:family="paragraph" style:parent-style-name="NO">
      <style:paragraph-properties fo:background-color="#ffff99">
        <style:background-image/>
      </style:paragraph-properties>
    </style:style>
    <style:style style:name="ETNL1" style:family="paragraph" style:parent-style-name="ETNL" style:next-style-name="ETNL">
      <style:paragraph-properties fo:margin-top="0.0835in" fo:margin-bottom="0.0417in"/>
    </style:style>
    <style:style style:name="ETBL" style:family="paragraph" style:parent-style-name="BL">
      <style:text-properties style:font-name="Arial"/>
    </style:style>
    <style:style style:name="ETBL1" style:family="paragraph" style:parent-style-name="ETBL" style:next-style-name="ETBL">
      <style:paragraph-properties fo:margin-top="0.0835in" fo:margin-bottom="0.0417in"/>
    </style:style>
    <style:style style:name="ETBX" style:family="paragraph" style:parent-style-name="ETBL" style:next-style-name="ET">
      <style:paragraph-properties fo:margin-top="0in" fo:margin-bottom="0.0835in"/>
    </style:style>
    <style:style style:name="ESH" style:family="paragraph" style:parent-style-name="EH" style:next-style-name="ET">
      <style:paragraph-properties fo:margin-top="0.1665in" fo:margin-bottom="0.0835in"/>
      <style:text-properties fo:font-weight="normal" style:font-weight-asian="normal"/>
    </style:style>
    <style:style style:name="ETNB" style:family="paragraph" style:parent-style-name="Standard"/>
    <style:style style:name="IT" style:family="paragraph" style:parent-style-name="FT">
      <style:paragraph-properties fo:margin-left="0in" fo:margin-right="0in" fo:text-indent="0.3335in" style:auto-text-indent="false"/>
    </style:style>
    <style:style style:name="TI" style:family="paragraph" style:parent-style-name="NO">
      <style:paragraph-properties fo:background-color="#ccffff">
        <style:background-image/>
      </style:paragraph-properties>
    </style:style>
    <style:style style:name="TIX" style:family="paragraph" style:parent-style-name="TI" style:next-style-name="FT"/>
    <style:style style:name="WAX" style:family="paragraph" style:parent-style-name="WA" style:next-style-name="FT"/>
    <style:style style:name="CT" style:family="paragraph" style:parent-style-name="BodyNoIndent" style:next-style-name="Credits"/>
    <style:style style:name="Credits" style:family="paragraph" style:parent-style-name="BodyNoIndent" style:next-style-name="CT">
      <style:paragraph-properties fo:margin-top="0in" fo:margin-bottom="0in"/>
    </style:style>
    <style:style style:name="Pubname" style:family="paragraph" style:parent-style-name="BodyNoIndent"/>
    <style:style style:name="CTTOC" style:family="paragraph" style:parent-style-name="Standard">
      <style:paragraph-properties fo:margin-left="0.0835in" fo:margin-right="0in" fo:text-indent="0in" style:auto-text-indent="false"/>
    </style:style>
    <style:style style:name="PTTOC" style:family="paragraph" style:parent-style-name="Standard">
      <style:text-properties fo:font-weight="bold" style:font-weight-asian="bold"/>
    </style:style>
    <style:style style:name="TOCPART" style:family="paragraph" style:parent-style-name="PTTOC"/>
    <style:style style:name="TOCHA" style:family="paragraph" style:parent-style-name="CTTOC">
      <style:text-properties fo:font-style="italic" style:font-style-asian="italic"/>
    </style:style>
    <style:style style:name="TOCHB" style:family="paragraph" style:parent-style-name="CTTOC"/>
    <style:style style:name="TOCHC" style:family="paragraph" style:parent-style-name="TOCHB">
      <style:paragraph-properties fo:margin-left="0.1in" fo:margin-right="0in" fo:text-indent="0in" style:auto-text-indent="false"/>
    </style:style>
    <style:style style:name="TOCHD" style:family="paragraph" style:parent-style-name="TOCHC">
      <style:paragraph-properties fo:margin-left="0.2in" fo:margin-right="0in" fo:text-indent="0in" style:auto-text-indent="false"/>
    </style:style>
    <style:style style:name="TOCHE" style:family="paragraph" style:parent-style-name="TOCHD">
      <style:paragraph-properties fo:margin-left="0.3in" fo:margin-right="0in" fo:text-indent="0in" style:auto-text-indent="false"/>
    </style:style>
    <style:style style:name="TOCHF" style:family="paragraph" style:parent-style-name="TOCHE">
      <style:paragraph-properties fo:margin-left="0.4in" fo:margin-right="0in" fo:text-indent="0in" style:auto-text-indent="false"/>
    </style:style>
    <style:style style:name="TOCHG" style:family="paragraph" style:parent-style-name="TOCHF">
      <style:paragraph-properties fo:margin-left="0.5in" fo:margin-right="0in" fo:text-indent="0in" style:auto-text-indent="false"/>
    </style:style>
    <style:style style:name="EL2" style:family="paragraph" style:parent-style-name="EL">
      <style:paragraph-properties fo:margin-top="0in" fo:margin-bottom="0in"/>
    </style:style>
    <style:style style:name="LN" style:family="paragraph" style:parent-style-name="LH">
      <style:paragraph-properties fo:padding-left="0in" fo:padding-right="0in" fo:padding-top="0.0138in" fo:padding-bottom="0in" fo:border-left="none" fo:border-right="none" fo:border-top="0.51pt solid #000000" fo:border-bottom="none"/>
      <style:text-properties fo:font-style="normal" style:font-style-asian="normal"/>
    </style:style>
    <style:style style:name="ETNLB" style:family="paragraph" style:parent-style-name="Standard"/>
    <style:style style:name="SC" style:family="paragraph" style:parent-style-name="NCP1"/>
    <style:style style:name="SCX" style:family="paragraph" style:parent-style-name="NCPX"/>
    <style:style style:name="SBBL" style:family="paragraph" style:parent-style-name="BL">
      <style:text-properties style:font-name="Arial"/>
    </style:style>
    <style:style style:name="SBBL1" style:family="paragraph" style:parent-style-name="BL1">
      <style:text-properties style:font-name="Arial"/>
    </style:style>
    <style:style style:name="SBBX" style:family="paragraph" style:parent-style-name="BX">
      <style:text-properties style:font-name="Arial"/>
    </style:style>
    <style:style style:name="SBNL" style:family="paragraph" style:parent-style-name="NL">
      <style:text-properties style:font-name="Arial"/>
    </style:style>
    <style:style style:name="SBNL1" style:family="paragraph" style:parent-style-name="NL1">
      <style:text-properties style:font-name="Arial"/>
    </style:style>
    <style:style style:name="SBNLX" style:family="paragraph" style:parent-style-name="NLX">
      <style:text-properties style:font-name="Arial"/>
    </style:style>
    <style:style style:name="ETNLX" style:family="paragraph" style:parent-style-name="ETNL" style:next-style-name="ET">
      <style:paragraph-properties fo:margin-top="0in" fo:margin-bottom="0.0835in"/>
    </style:style>
    <style:style style:name="NI" style:family="paragraph" style:parent-style-name="NO">
      <style:paragraph-properties fo:margin-left="1in" fo:margin-right="1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DE" style:family="paragraph" style:parent-style-name="BodyNoIndent" style:next-style-name="BodyNoIndent">
      <style:text-properties fo:font-weight="bold" style:font-weight-asian="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X" style:family="paragraph" style:parent-style-name="BX" style:next-style-name="FT"/>
    <style:style style:name="CA" style:family="paragraph" style:parent-style-name="NO">
      <style:paragraph-properties fo:background-color="#cc99ff">
        <style:background-image/>
      </style:paragraph-properties>
    </style:style>
    <style:style style:name="LC1" style:family="paragraph" style:parent-style-name="C1">
      <style:paragraph-properties fo:margin-left="0.0835in" fo:margin-right="0in" fo:text-indent="0in" style:auto-text-indent="false"/>
    </style:style>
    <style:style style:name="CAX" style:family="paragraph" style:parent-style-name="CA" style:next-style-name="FT"/>
    <style:style style:name="UX" style:family="paragraph" style:parent-style-name="UL" style:next-style-name="FT">
      <style:paragraph-properties fo:margin-top="0in" fo:margin-bottom="0.1665in"/>
    </style:style>
    <style:style style:name="TC" style:family="paragraph" style:parent-style-name="FT">
      <style:paragraph-properties fo:padding-left="0in" fo:padding-right="0in" fo:padding-top="0in" fo:padding-bottom="0.0138in" fo:border-left="none" fo:border-right="none" fo:border-top="none" fo:border-bottom="0.51pt solid #000000"/>
      <style:text-properties fo:font-weight="bold" style:font-weight-asian="bold"/>
    </style:style>
    <style:style style:name="TX" style:family="paragraph" style:parent-style-name="FT">
      <style:paragraph-properties fo:margin-top="0in" fo:margin-bottom="0.1665in"/>
    </style:style>
    <style:style style:name="TR" style:family="paragraph" style:parent-style-name="TB">
      <style:paragraph-properties fo:background-color="#d8d8d8">
        <style:tab-stops>
          <style:tab-stop style:position="2.05in"/>
          <style:tab-stop style:position="4.1in"/>
          <style:tab-stop style:position="6.15in"/>
        </style:tab-stops>
        <style:background-image/>
      </style:paragraph-properties>
    </style:style>
    <style:style style:name="TRX" style:family="paragraph" style:parent-style-name="TX" style:next-style-name="FT">
      <style:paragraph-properties fo:background-color="#d8d8d8">
        <style:tab-stops>
          <style:tab-stop style:position="2.05in"/>
          <style:tab-stop style:position="4.1in"/>
          <style:tab-stop style:position="6.15in"/>
        </style:tab-stops>
        <style:background-image/>
      </style:paragraph-properties>
    </style:style>
    <style:style style:name="M01" style:family="paragraph" style:parent-style-name="FT"/>
    <style:style style:name="M02" style:family="paragraph" style:parent-style-name="FT"/>
    <style:style style:name="M03" style:family="paragraph" style:parent-style-name="FT"/>
    <style:style style:name="M04" style:family="paragraph" style:parent-style-name="FT"/>
    <style:style style:name="M05" style:family="paragraph" style:parent-style-name="FT"/>
    <style:style style:name="M06" style:family="paragraph" style:parent-style-name="FT"/>
    <style:style style:name="M07" style:family="paragraph" style:parent-style-name="FT"/>
    <style:style style:name="M08" style:family="paragraph" style:parent-style-name="FT"/>
    <style:style style:name="M09" style:family="paragraph" style:parent-style-name="FT"/>
    <style:style style:name="M10" style:family="paragraph" style:parent-style-name="FT"/>
    <style:style style:name="M11" style:family="paragraph" style:parent-style-name="FT"/>
    <style:style style:name="M12" style:family="paragraph" style:parent-style-name="FT"/>
    <style:style style:name="M13" style:family="paragraph" style:parent-style-name="FT"/>
    <style:style style:name="M14" style:family="paragraph" style:parent-style-name="FT"/>
    <style:style style:name="M15" style:family="paragraph" style:parent-style-name="FT"/>
    <style:style style:name="CLT" style:family="paragraph" style:parent-style-name="Standard">
      <style:paragraph-properties fo:margin-left="0.1665in" fo:margin-right="0.1665in" fo:margin-top="0in" fo:margin-bottom="0.0835in" fo:text-indent="0in" style:auto-text-indent="false"/>
      <style:text-properties fo:font-weight="bold" style:font-weight-asian="bold"/>
    </style:style>
    <style:style style:name="ETNX" style:family="paragraph" style:parent-style-name="ETNL"/>
    <style:style style:name="ENL" style:family="paragraph" style:parent-style-name="ETNL"/>
    <style:style style:name="ENX" style:family="paragraph" style:parent-style-name="ETNL"/>
    <style:style style:name="Balloon_20_Text" style:display-name="Balloon Text" style:family="paragraph" style:parent-style-name="Standard">
      <style:text-properties style:font-name="Tahoma" fo:font-size="8pt" style:font-size-asian="8pt" style:font-name-complex="Tahoma" style:font-size-complex="8pt"/>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List_20_1_20_Start" style:display-name="List 1 Start" style:family="paragraph" style:parent-style-name="List" style:next-style-name="List_20_1" style:class="list">
      <style:paragraph-properties fo:margin-left="0.25in" fo:margin-right="0in" fo:margin-top="0.1665in" fo:margin-bottom="0.083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fo:text-indent="-0.25in" style:auto-text-indent="false"/>
    </style:style>
    <style:style style:name="WW8Num1z0" style:family="text">
      <style:text-properties style:font-name="Symbol"/>
    </style:style>
    <style:style style:name="WW8Num1z2" style:family="text">
      <style:text-properties style:font-name="Courier New"/>
    </style:style>
    <style:style style:name="WW8Num1z3" style:family="text">
      <style:text-properties style:font-name="Wingdings"/>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1z0" style:family="text">
      <style:text-properties style:font-name="Symbol"/>
    </style:style>
    <style:style style:name="Default_20_Paragraph_20_Font" style:display-name="Default Paragraph Font" style:family="text"/>
    <style:style style:name="WW8Num5z0" style:family="text">
      <style:text-properties style:font-name="Times New Roman" fo:font-style="normal" fo:font-weight="bold" style:font-style-asian="normal" style:font-weight-asian="bold"/>
    </style:style>
    <style:style style:name="WW8Num43z0" style:family="text">
      <style:text-properties style:font-name="Times New Roman" fo:font-style="normal" fo:font-weight="bold" style:font-style-asian="normal" style:font-weight-asian="bold"/>
    </style:style>
    <style:style style:name="WW8Num56z0" style:family="text">
      <style:text-properties style:font-name="Symbol"/>
    </style:style>
    <style:style style:name="WW8Num59z0" style:family="text">
      <style:text-properties style:font-name="Symbol"/>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Helvetica" fo:font-size="9pt" fo:font-style="normal" fo:font-weight="bold" style:font-size-asian="9pt" style:font-style-asian="normal" style:font-weight-asian="bold"/>
    </style:style>
    <style:style style:name="WW8Num62z0" style:family="text">
      <style:text-properties style:font-name="Helvetica" fo:font-size="9pt" fo:font-style="normal" fo:font-weight="bold" style:font-size-asian="9pt" style:font-style-asian="normal" style:font-weight-asian="bold"/>
    </style:style>
    <style:style style:name="WW8Num63z0" style:family="text">
      <style:text-properties style:font-name="Helvetica" fo:font-size="9pt" fo:font-style="normal" fo:font-weight="bold" style:font-size-asian="9pt" style:font-style-asian="normal" style:font-weight-asian="bold"/>
    </style:style>
    <style:style style:name="WW8NumSt2z0" style:family="text">
      <style:text-properties style:font-name="Symbol"/>
    </style:style>
    <style:style style:name="WW-Default_20_Paragraph_20_Font" style:display-name="WW-Default Paragraph Font" style:family="text"/>
    <style:style style:name="CD4" style:family="text" style:parent-style-name="WW-Default_20_Paragraph_20_Font">
      <style:text-properties fo:color="#000000" style:font-name="Courier New" fo:font-size="10pt" fo:font-style="italic" fo:font-weight="bold" style:font-size-asian="10pt" style:font-style-asian="italic" style:font-weight-asian="bold"/>
    </style:style>
    <style:style style:name="CD1" style:family="text">
      <style:text-properties fo:color="#000000" style:font-name="Courier New" fo:font-size="10pt" style:font-size-asian="10pt"/>
    </style:style>
    <style:style style:name="CD3" style:family="text">
      <style:text-properties fo:color="#000000" style:font-name="Courier New" fo:font-size="10pt" fo:font-style="italic" style:font-size-asian="10pt" style:font-style-asian="italic"/>
    </style:style>
    <style:style style:name="CD2" style:family="text">
      <style:text-properties fo:color="#000000" style:font-name="Courier New" fo:font-size="10pt" fo:font-weight="bold" style:font-size-asian="10pt" style:font-weight-asian="bold"/>
    </style:style>
    <style:style style:name="E1" style:family="text">
      <style:text-properties fo:font-weight="bold" style:font-weight-asian="bold"/>
    </style:style>
    <style:style style:name="E2" style:family="text">
      <style:text-properties fo:font-style="italic" style:font-style-asian="italic"/>
    </style:style>
    <style:style style:name="IXI" style:family="text">
      <style:text-properties style:font-name="Arial"/>
    </style:style>
    <style:style style:name="SUB1" style:family="text">
      <style:text-properties style:text-position="sub 58%" style:font-name="Times" fo:font-size="8pt" style:font-size-asian="8pt"/>
    </style:style>
    <style:style style:name="SUP1" style:family="text">
      <style:text-properties style:text-position="super 58%" style:font-name="Times" fo:font-size="9pt" style:font-size-asian="9pt"/>
    </style:style>
    <style:style style:name="XIND" style:family="text">
      <style:text-properties style:font-name="Times New Roman" fo:font-size="11pt" style:font-size-asian="11pt"/>
    </style:style>
    <style:style style:name="E3" style:family="text">
      <style:text-properties fo:font-style="italic" fo:font-weight="bold" style:font-style-asian="italic" style:font-weight-asian="bold"/>
    </style:style>
    <style:style style:name="Footnote_20_Symbol" style:display-name="Footnote Symbol" style:family="text"/>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Chapter " style:num-format="1">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bullet text:level="1" text:style-name="WW8Num1z0" text:bullet-char="←">
        <style:list-level-properties/>
        <style:text-properties style:font-name="Symbol"/>
      </text:list-level-style-bullet>
      <text:list-level-style-bullet text:level="2" text:style-name="WW8Num1z0" text:bullet-char="">
        <style:list-level-properties text:space-before="0.5in" text:min-label-width="0.25in"/>
        <style:text-properties style:font-name="Symbol"/>
      </text:list-level-style-bullet>
      <text:list-level-style-bullet text:level="3" text:style-name="WW8Num1z2" text:bullet-char="o">
        <style:list-level-properties text:space-before="1in" text:min-label-width="0.25in"/>
        <style:text-properties fo:font-family="'Courier New'" style:font-family-generic="modern" style:font-pitch="fixed"/>
      </text:list-level-style-bullet>
      <text:list-level-style-bullet text:level="4" text:style-name="WW8Num1z3" text:bullet-char="">
        <style:list-level-properties text:space-before="1.5in" text:min-label-width="0.25in"/>
        <style:text-properties style:font-name="Wingdings"/>
      </text:list-level-style-bullet>
      <text:list-level-style-bullet text:level="5" text:style-name="WW8Num1z3" text:bullet-char="">
        <style:list-level-properties text:space-before="2in" text:min-label-width="0.25in"/>
        <style:text-properties style:font-name="Wingdings"/>
      </text:list-level-style-bullet>
      <text:list-level-style-bullet text:level="6" text:style-name="WW8Num1z0" text:bullet-char="">
        <style:list-level-properties text:space-before="2.5in" text:min-label-width="0.25in"/>
        <style:text-properties style:font-name="Symbol"/>
      </text:list-level-style-bullet>
      <text:list-level-style-bullet text:level="7" text:style-name="WW8Num1z2" text:bullet-char="o">
        <style:list-level-properties text:space-before="3in" text:min-label-width="0.25in"/>
        <style:text-properties fo:font-family="'Courier New'" style:font-family-generic="modern" style:font-pitch="fixed"/>
      </text:list-level-style-bullet>
      <text:list-level-style-bullet text:level="8" text:style-name="WW8Num1z3" text:bullet-char="">
        <style:list-level-properties text:space-before="3.5in" text:min-label-width="0.25in"/>
        <style:text-properties style:font-name="Wingdings"/>
      </text:list-level-style-bullet>
      <text:list-level-style-bullet text:level="9" text:style-name="WW8Num1z3"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prefix="Chapter "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291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text:s/><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AWTemplate</dc:title>
    <meta:creation-date>2008-09-13T11:42:00</meta:creation-date>
    <dc:date>2012-01-28T10:08:32</dc:date>
    <meta:print-date>2010-03-13T17:27:00</meta:print-date>
    <meta:editing-cycles>10</meta:editing-cycles>
    <meta:editing-duration>PT28M16S</meta:editing-duration>
    <meta:document-statistic meta:table-count="0" meta:image-count="0" meta:object-count="0" meta:page-count="6" meta:paragraph-count="97" meta:word-count="2183" meta:character-count="11956" meta:non-whitespace-character-count="9795"/>
    <meta:user-defined meta:name="Info 1"/>
    <meta:user-defined meta:name="Info 2"/>
    <meta:user-defined meta:name="Info 3"/>
    <meta:user-defined meta:name="Info 4"/>
  </office:meta>
</office:document-meta>
</file>